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3b8dc" draw:textarea-horizontal-align="center" draw:textarea-vertical-align="middle"/>
      <style:paragraph-properties style:writing-mode="lr-tb"/>
    </style:style>
    <style:style style:name="gr2" style:family="graphic" style:parent-style-name="standard">
      <style:graphic-properties draw:textarea-horizontal-align="center" draw:textarea-vertical-align="middle"/>
      <style:paragraph-properties style:writing-mode="lr-tb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svg:stroke-color="#ff0000"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8cm" fo:min-width="2.991cm"/>
      <style:paragraph-properties style:writing-mode="lr-tb"/>
    </style:style>
    <style:style style:name="gr6" style:family="graphic" style:parent-style-name="standard">
      <style:graphic-properties svg:stroke-color="#ff0000" draw:fill="solid" draw:fill-color="#000000" draw:textarea-horizontal-align="center" draw:textarea-vertical-align="middle"/>
      <style:paragraph-properties style:writing-mode="lr-tb"/>
    </style:style>
    <style:style style:name="gr7" style:family="graphic" style:parent-style-name="standard">
      <style:graphic-properties svg:stroke-color="#ff0000" draw:fill="solid" draw:fill-color="#ff0000" draw:textarea-horizontal-align="center" draw:textarea-vertical-align="middle"/>
    </style:style>
    <style:style style:name="gr8" style:family="graphic" style:parent-style-name="standard">
      <style:graphic-properties svg:stroke-color="#ff0000" draw:fill="solid" draw:fill-color="#0000ff" draw:textarea-horizontal-align="center" draw:textarea-vertical-align="middle"/>
    </style:style>
    <style:style style:name="gr9" style:family="graphic" style:parent-style-name="standard">
      <style:graphic-properties svg:stroke-color="#ff0000" draw:fill="solid" draw:fill-color="#00ff00" draw:textarea-horizontal-align="center" draw:textarea-vertical-align="middle"/>
    </style:style>
    <style:style style:name="gr10" style:family="graphic" style:parent-style-name="standard">
      <style:graphic-properties svg:stroke-color="#ff0000" draw:fill="solid" draw:fill-color="#000000" draw:textarea-horizontal-align="center" draw:textarea-vertical-align="middle"/>
    </style:style>
    <style:style style:name="gr11" style:family="graphic" style:parent-style-name="standard">
      <style:graphic-properties svg:stroke-color="#ff0000" draw:fill="solid" draw:fill-color="#ff00ff" draw:textarea-horizontal-align="center" draw:textarea-vertical-align="middle"/>
    </style:style>
    <style:style style:name="gr12" style:family="graphic" style:parent-style-name="standard">
      <style:graphic-properties svg:stroke-color="#ff0000" draw:fill="solid" draw:fill-color="#ffff00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081cm"/>
      <style:paragraph-properties style:writing-mode="lr-tb"/>
    </style:style>
    <style:style style:name="gr14" style:family="graphic" style:parent-style-name="standard">
      <style:graphic-properties svg:stroke-color="#ff0000" draw:fill="solid" draw:fill-color="#ff0000" draw:textarea-horizontal-align="center" draw:textarea-vertical-align="middle"/>
      <style:paragraph-properties style:writing-mode="lr-tb"/>
    </style:style>
    <style:style style:name="gr15" style:family="graphic" style:parent-style-name="standard">
      <style:graphic-properties svg:stroke-color="#ff0000" draw:fill="solid" draw:fill-color="#00ff00" draw:textarea-horizontal-align="center" draw:textarea-vertical-align="middle"/>
      <style:paragraph-properties style:writing-mode="lr-tb"/>
    </style:style>
    <style:style style:name="gr16" style:family="graphic" style:parent-style-name="standard">
      <style:graphic-properties svg:stroke-color="#ff0000" draw:fill="solid" draw:fill-color="#0000ff" draw:textarea-horizontal-align="center" draw:textarea-vertical-align="middle"/>
      <style:paragraph-properties style:writing-mode="lr-tb"/>
    </style:style>
    <style:style style:name="gr17" style:family="graphic" style:parent-style-name="standard">
      <style:graphic-properties svg:stroke-width="0.1cm" svg:stroke-color="#ff0000" draw:marker-start-width="0.35cm" draw:marker-end="Arrow" draw:marker-end-width="0.45cm" draw:fill="solid" draw:fill-color="#000080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ff00" draw:marker-start-width="0.35cm" draw:marker-end="Arrow" draw:marker-end-width="0.45cm" draw:fill="solid" draw:fill-color="#000080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ff" draw:marker-start-width="0.35cm" draw:marker-end="Arrow" draw:marker-end-width="0.45cm" draw:fill="solid" draw:fill-color="#000080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25cm" fo:min-width="0.48cm"/>
      <style:paragraph-properties style:writing-mode="lr-tb"/>
    </style:style>
    <style:style style:name="gr21" style:family="graphic" style:parent-style-name="standard">
      <style:graphic-properties svg:stroke-width="0.1cm" svg:stroke-color="#000000" draw:marker-start-width="0.35cm" draw:marker-end-width="0.35cm" draw:fill="none" draw:fill-color="#000080" draw:textarea-vertical-align="middle" draw:auto-grow-height="false" fo:min-height="0.749cm" fo:min-width="0.499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3cm" fo:min-width="0.94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8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83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81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23b8dc"/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ff0000" fo:font-size="10pt"/>
    </style:style>
    <style:style style:name="P6" style:family="paragraph">
      <loext:graphic-properties draw:fill="solid" draw:fill-color="#000000"/>
      <style:paragraph-properties fo:margin-left="0cm" fo:margin-right="0cm" fo:text-align="center" fo:text-indent="0cm"/>
      <style:text-properties fo:color="#ff0000"/>
    </style:style>
    <style:style style:name="P7" style:family="paragraph">
      <loext:graphic-properties draw:fill="solid" draw:fill-color="#ff0000"/>
      <style:paragraph-properties fo:margin-left="0cm" fo:margin-right="0cm" fo:text-align="center" fo:text-indent="0cm"/>
      <style:text-properties fo:color="#ff0000"/>
    </style:style>
    <style:style style:name="P8" style:family="paragraph">
      <loext:graphic-properties draw:fill="solid" draw:fill-color="#0000ff"/>
      <style:paragraph-properties fo:margin-left="0cm" fo:margin-right="0cm" fo:text-align="center" fo:text-indent="0cm"/>
      <style:text-properties fo:color="#ff0000"/>
    </style:style>
    <style:style style:name="P9" style:family="paragraph">
      <loext:graphic-properties draw:fill="solid" draw:fill-color="#00ff00"/>
      <style:paragraph-properties fo:margin-left="0cm" fo:margin-right="0cm" fo:text-align="center" fo:text-indent="0cm"/>
      <style:text-properties fo:color="#ff0000"/>
    </style:style>
    <style:style style:name="P10" style:family="paragraph">
      <loext:graphic-properties draw:fill="solid" draw:fill-color="#ff00ff"/>
      <style:paragraph-properties fo:margin-left="0cm" fo:margin-right="0cm" fo:text-align="center" fo:text-indent="0cm"/>
      <style:text-properties fo:color="#ff0000"/>
    </style:style>
    <style:style style:name="P11" style:family="paragraph">
      <loext:graphic-properties draw:fill="solid" draw:fill-color="#ffff00"/>
      <style:paragraph-properties fo:margin-left="0cm" fo:margin-right="0cm" fo:text-align="center" fo:text-indent="0cm"/>
      <style:text-properties fo:color="#ff0000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ffffff"/>
      <style:paragraph-properties fo:margin-left="0cm" fo:margin-right="0cm" fo:text-indent="0cm"/>
      <style:text-properties fo:font-size="10pt"/>
    </style:style>
    <style:style style:name="P14" style:family="paragraph">
      <loext:graphic-properties draw:fill="solid" draw:fill-color="#ff0000"/>
      <style:paragraph-properties fo:text-align="center"/>
    </style:style>
    <style:style style:name="P15" style:family="paragraph">
      <loext:graphic-properties draw:fill="solid" draw:fill-color="#00ff00"/>
      <style:paragraph-properties fo:text-align="center"/>
    </style:style>
    <style:style style:name="P16" style:family="paragraph">
      <loext:graphic-properties draw:fill="solid" draw:fill-color="#0000ff"/>
      <style:paragraph-properties fo:text-align="center"/>
    </style:style>
    <style:style style:name="P17" style:family="paragraph">
      <loext:graphic-properties draw:fill="solid" draw:fill-color="#000080"/>
      <style:paragraph-properties fo:text-align="center"/>
    </style:style>
    <style:style style:name="P18" style:family="paragraph">
      <loext:graphic-properties draw:fill="none" draw:fill-color="#ffffff"/>
      <style:paragraph-properties fo:margin-left="0cm" fo:margin-right="0cm" fo:text-indent="0cm"/>
      <style:text-properties fo:font-size="11pt"/>
    </style:style>
    <style:style style:name="P19" style:family="paragraph">
      <loext:graphic-properties draw:fill="none" draw:fill-color="#000080"/>
      <style:paragraph-properties fo:text-align="center"/>
    </style:style>
    <style:style style:name="P20" style:family="paragraph">
      <loext:graphic-properties draw:fill="none" draw:fill-color="#ffffff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color="#ff0000" fo:font-size="10pt"/>
    </style:style>
    <style:style style:name="T3" style:family="text">
      <style:text-properties fo:color="#ff0000"/>
    </style:style>
    <style:style style:name="T4" style:family="text">
      <style:text-properties fo:color="#ff0000" fo:font-size="11pt"/>
    </style:style>
    <style:style style:name="T5" style:family="text">
      <style:text-properties fo:color="#00ff00" fo:font-size="11pt"/>
    </style:style>
    <style:style style:name="T6" style:family="text">
      <style:text-properties fo:color="#0000ff" fo:font-size="11pt"/>
    </style:style>
    <style:style style:name="T7" style:family="text">
      <style:text-properties fo:font-size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xml:id="id1" draw:id="id1" draw:layer="layout" svg:width="5.662cm" svg:height="2.298cm" svg:x="3cm" svg:y="6.702cm">
          <text:p text:style-name="P1"><text:span text:style-name="T1">Game of life </text:span></text:p>
          <text:p text:style-name="P1"><text:span text:style-name="T1">write and display buffer:</text:span></text:p>
          <text:p text:style-name="P1"><text:span text:style-name="T1">the new line is computed</text:span></text:p>
          <text:p text:style-name="P1"><text:span text:style-name="T1">just after it is displayed</text:span></text:p>
        </draw:rect>
        <draw:rect draw:style-name="gr1" draw:text-style-name="P2" xml:id="id3" draw:id="id3" draw:layer="layout" svg:width="5.662cm" svg:height="2.298cm" svg:x="10.338cm" svg:y="6.702cm">
          <text:p text:style-name="P1"><text:span text:style-name="T1">Game of life</text:span></text:p>
          <text:p text:style-name="P1"><text:span text:style-name="T1">current state of the gridbuffer</text:span></text:p>
        </draw:rect>
        <draw:rect draw:style-name="gr2" draw:text-style-name="P3" draw:layer="layout" svg:width="13cm" svg:height="1.488cm" svg:x="3cm" svg:y="11cm">
          <text:p text:style-name="P1"><text:span text:style-name="T1">Game of life</text:span></text:p>
          <text:p text:style-name="P1"><text:span text:style-name="T1">compute module</text:span></text:p>
        </draw:rect>
        <draw:rect draw:style-name="gr2" draw:text-style-name="P3" xml:id="id2" draw:id="id2" draw:layer="layout" svg:width="13cm" svg:height="1.537cm" svg:x="3cm" svg:y="2.963cm">
          <text:p text:style-name="P1"><text:span text:style-name="T1">Game of life</text:span></text:p>
          <text:p text:style-name="P1"><text:span text:style-name="T1">display module</text:span></text:p>
        </draw:rect>
        <draw:line draw:style-name="gr3" draw:text-style-name="P4" draw:layer="layout" svg:x1="12.804cm" svg:y1="8.968cm" svg:x2="12.806cm" svg:y2="10.967cm">
          <text:p/>
        </draw:line>
        <draw:line draw:style-name="gr3" draw:text-style-name="P4" draw:layer="layout" svg:x1="5.804cm" svg:y1="10.969cm" svg:x2="5.806cm" svg:y2="8.97cm">
          <text:p/>
        </draw:line>
        <draw:connector draw:style-name="gr3" draw:text-style-name="P4" draw:layer="layout" svg:x1="5.831cm" svg:y1="6.702cm" svg:x2="9.5cm" svg:y2="4.5cm" draw:start-shape="id1" draw:start-glue-point="0" draw:end-shape="id2" svg:d="M5831 6702v-1101h3669v-1101" svg:viewBox="0 0 3670 2203">
          <text:p/>
        </draw:connector>
        <draw:connector draw:style-name="gr4" draw:text-style-name="P4" draw:layer="layout" svg:x1="8.662cm" svg:y1="7.851cm" svg:x2="10.338cm" svg:y2="7.851cm" draw:start-shape="id1" draw:start-glue-point="1" draw:end-shape="id3" draw:end-glue-point="3" svg:d="M8662 7851h1676" svg:viewBox="0 0 1677 1">
          <text:p/>
        </draw:connector>
        <draw:frame draw:style-name="gr5" draw:text-style-name="P5" draw:layer="layout" svg:width="3.491cm" svg:height="1.433cm" svg:x="7.699cm" svg:y="7.893cm">
          <draw:text-box>
            <text:p text:style-name="P1"><text:span text:style-name="T2">Swap at </text:span></text:p>
            <text:p text:style-name="P1"><text:span text:style-name="T2">the beginning </text:span></text:p>
            <text:p text:style-name="P1"><text:span text:style-name="T2">of a vertical retrace</text:span></text:p>
          </draw:text-box>
        </draw:frame>
      </draw:page>
      <draw:page draw:name="page2" draw:style-name="dp1" draw:master-page-name="Default">
        <office:forms form:automatic-focus="false" form:apply-design-mode="false"/>
        <draw:rect draw:style-name="gr6" draw:text-style-name="P6" draw:layer="layout" svg:width="2.408cm" svg:height="2.408cm" svg:x="4.948cm" svg:y="5.159cm">
          <text:p text:style-name="P1"><text:span text:style-name="T3">NW</text:span></text:p>
        </draw:rect>
        <draw:rect draw:style-name="gr6" draw:text-style-name="P6" draw:layer="layout" svg:width="2.408cm" svg:height="2.408cm" svg:x="7.548cm" svg:y="5.159cm">
          <text:p text:style-name="P1"><text:span text:style-name="T3">N</text:span></text:p>
        </draw:rect>
        <draw:rect draw:style-name="gr6" draw:text-style-name="P6" draw:layer="layout" svg:width="2.408cm" svg:height="2.408cm" svg:x="10.148cm" svg:y="5.159cm">
          <text:p text:style-name="P1"><text:span text:style-name="T3">NE</text:span></text:p>
        </draw:rect>
        <draw:rect draw:style-name="gr6" draw:text-style-name="P6" draw:layer="layout" svg:width="2.408cm" svg:height="2.408cm" svg:x="4.948cm" svg:y="7.759cm">
          <text:p text:style-name="P1"><text:span text:style-name="T3">W</text:span></text:p>
        </draw:rect>
        <draw:rect draw:style-name="gr6" draw:text-style-name="P6" draw:layer="layout" svg:width="2.408cm" svg:height="2.408cm" svg:x="7.548cm" svg:y="7.759cm">
          <text:p text:style-name="P1"><text:span text:style-name="T3">CUR</text:span></text:p>
        </draw:rect>
        <draw:rect draw:style-name="gr6" draw:text-style-name="P6" draw:layer="layout" svg:width="2.408cm" svg:height="2.408cm" svg:x="10.148cm" svg:y="7.759cm">
          <text:p text:style-name="P1"><text:span text:style-name="T3">E</text:span></text:p>
        </draw:rect>
        <draw:rect draw:style-name="gr6" draw:text-style-name="P6" draw:layer="layout" svg:width="2.408cm" svg:height="2.408cm" svg:x="4.948cm" svg:y="10.359cm">
          <text:p text:style-name="P1"><text:span text:style-name="T3">SW</text:span></text:p>
        </draw:rect>
        <draw:rect draw:style-name="gr6" draw:text-style-name="P6" draw:layer="layout" svg:width="2.408cm" svg:height="2.408cm" svg:x="7.548cm" svg:y="10.359cm">
          <text:p text:style-name="P1"><text:span text:style-name="T3">S</text:span></text:p>
        </draw:rect>
        <draw:rect draw:style-name="gr6" draw:text-style-name="P6" draw:layer="layout" svg:width="2.408cm" svg:height="2.408cm" svg:x="10.148cm" svg:y="10.359cm">
          <text:p text:style-name="P1"><text:span text:style-name="T3">SE</text:span></text:p>
        </draw:rect>
        <draw:rect draw:style-name="gr7" draw:text-style-name="P7" draw:layer="layout" svg:width="0.409cm" svg:height="0.409cm" svg:x="3.414cm" svg:y="14.362cm">
          <text:p/>
        </draw:rect>
        <draw:rect draw:style-name="gr8" draw:text-style-name="P8" draw:layer="layout" svg:width="0.409cm" svg:height="0.409cm" svg:x="3.856cm" svg:y="14.362cm">
          <text:p/>
        </draw:rect>
        <draw:rect draw:style-name="gr9" draw:text-style-name="P9" draw:layer="layout" svg:width="0.41cm" svg:height="0.409cm" svg:x="4.298cm" svg:y="14.362cm">
          <text:p/>
        </draw:rect>
        <draw:rect draw:style-name="gr7" draw:text-style-name="P7" draw:layer="layout" svg:width="0.409cm" svg:height="0.41cm" svg:x="3.414cm" svg:y="14.804cm">
          <text:p/>
        </draw:rect>
        <draw:rect draw:style-name="gr8" draw:text-style-name="P8" draw:layer="layout" svg:width="0.409cm" svg:height="0.41cm" svg:x="3.856cm" svg:y="14.804cm">
          <text:p/>
        </draw:rect>
        <draw:rect draw:style-name="gr9" draw:text-style-name="P9" draw:layer="layout" svg:width="0.41cm" svg:height="0.41cm" svg:x="4.298cm" svg:y="14.804cm">
          <text:p/>
        </draw:rect>
        <draw:rect draw:style-name="gr7" draw:text-style-name="P7" draw:layer="layout" svg:width="0.409cm" svg:height="0.409cm" svg:x="3.414cm" svg:y="15.247cm">
          <text:p/>
        </draw:rect>
        <draw:rect draw:style-name="gr8" draw:text-style-name="P8" draw:layer="layout" svg:width="0.409cm" svg:height="0.409cm" svg:x="3.856cm" svg:y="15.247cm">
          <text:p/>
        </draw:rect>
        <draw:rect draw:style-name="gr9" draw:text-style-name="P9" draw:layer="layout" svg:width="0.41cm" svg:height="0.409cm" svg:x="4.298cm" svg:y="15.247cm">
          <text:p/>
        </draw:rect>
        <draw:rect draw:style-name="gr10" draw:text-style-name="P6" draw:layer="layout" svg:width="0.409cm" svg:height="0.409cm" svg:x="4.753cm" svg:y="14.362cm">
          <text:p/>
        </draw:rect>
        <draw:rect draw:style-name="gr10" draw:text-style-name="P6" draw:layer="layout" svg:width="0.409cm" svg:height="0.409cm" svg:x="5.195cm" svg:y="14.362cm">
          <text:p/>
        </draw:rect>
        <draw:rect draw:style-name="gr10" draw:text-style-name="P6" draw:layer="layout" svg:width="0.41cm" svg:height="0.409cm" svg:x="5.637cm" svg:y="14.362cm">
          <text:p/>
        </draw:rect>
        <draw:rect draw:style-name="gr10" draw:text-style-name="P6" draw:layer="layout" svg:width="0.409cm" svg:height="0.41cm" svg:x="4.753cm" svg:y="14.804cm">
          <text:p/>
        </draw:rect>
        <draw:rect draw:style-name="gr10" draw:text-style-name="P6" draw:layer="layout" svg:width="0.409cm" svg:height="0.41cm" svg:x="5.195cm" svg:y="14.804cm">
          <text:p/>
        </draw:rect>
        <draw:rect draw:style-name="gr10" draw:text-style-name="P6" draw:layer="layout" svg:width="0.41cm" svg:height="0.41cm" svg:x="5.637cm" svg:y="14.804cm">
          <text:p/>
        </draw:rect>
        <draw:rect draw:style-name="gr10" draw:text-style-name="P6" draw:layer="layout" svg:width="0.409cm" svg:height="0.409cm" svg:x="4.753cm" svg:y="15.247cm">
          <text:p/>
        </draw:rect>
        <draw:rect draw:style-name="gr10" draw:text-style-name="P6" draw:layer="layout" svg:width="0.409cm" svg:height="0.409cm" svg:x="5.195cm" svg:y="15.247cm">
          <text:p/>
        </draw:rect>
        <draw:rect draw:style-name="gr10" draw:text-style-name="P6" draw:layer="layout" svg:width="0.41cm" svg:height="0.409cm" svg:x="5.637cm" svg:y="15.247cm">
          <text:p/>
        </draw:rect>
        <draw:rect draw:style-name="gr10" draw:text-style-name="P6" draw:layer="layout" svg:width="0.409cm" svg:height="0.409cm" svg:x="6.092cm" svg:y="14.362cm">
          <text:p/>
        </draw:rect>
        <draw:rect draw:style-name="gr10" draw:text-style-name="P6" draw:layer="layout" svg:width="0.409cm" svg:height="0.409cm" svg:x="6.534cm" svg:y="14.362cm">
          <text:p/>
        </draw:rect>
        <draw:rect draw:style-name="gr10" draw:text-style-name="P6" draw:layer="layout" svg:width="0.41cm" svg:height="0.409cm" svg:x="6.976cm" svg:y="14.362cm">
          <text:p/>
        </draw:rect>
        <draw:rect draw:style-name="gr10" draw:text-style-name="P6" draw:layer="layout" svg:width="0.409cm" svg:height="0.41cm" svg:x="6.092cm" svg:y="14.804cm">
          <text:p/>
        </draw:rect>
        <draw:rect draw:style-name="gr10" draw:text-style-name="P6" draw:layer="layout" svg:width="0.409cm" svg:height="0.41cm" svg:x="6.534cm" svg:y="14.804cm">
          <text:p/>
        </draw:rect>
        <draw:rect draw:style-name="gr10" draw:text-style-name="P6" draw:layer="layout" svg:width="0.41cm" svg:height="0.41cm" svg:x="6.976cm" svg:y="14.804cm">
          <text:p/>
        </draw:rect>
        <draw:rect draw:style-name="gr10" draw:text-style-name="P6" draw:layer="layout" svg:width="0.409cm" svg:height="0.409cm" svg:x="6.092cm" svg:y="15.247cm">
          <text:p/>
        </draw:rect>
        <draw:rect draw:style-name="gr10" draw:text-style-name="P6" draw:layer="layout" svg:width="0.409cm" svg:height="0.409cm" svg:x="6.534cm" svg:y="15.247cm">
          <text:p/>
        </draw:rect>
        <draw:rect draw:style-name="gr10" draw:text-style-name="P6" draw:layer="layout" svg:width="0.41cm" svg:height="0.409cm" svg:x="6.976cm" svg:y="15.247cm">
          <text:p/>
        </draw:rect>
        <draw:rect draw:style-name="gr10" draw:text-style-name="P6" draw:layer="layout" svg:width="0.409cm" svg:height="0.409cm" svg:x="3.414cm" svg:y="15.701cm">
          <text:p/>
        </draw:rect>
        <draw:rect draw:style-name="gr10" draw:text-style-name="P6" draw:layer="layout" svg:width="0.409cm" svg:height="0.409cm" svg:x="3.856cm" svg:y="15.701cm">
          <text:p/>
        </draw:rect>
        <draw:rect draw:style-name="gr10" draw:text-style-name="P6" draw:layer="layout" svg:width="0.41cm" svg:height="0.409cm" svg:x="4.298cm" svg:y="15.701cm">
          <text:p/>
        </draw:rect>
        <draw:rect draw:style-name="gr10" draw:text-style-name="P6" draw:layer="layout" svg:width="0.409cm" svg:height="0.41cm" svg:x="3.414cm" svg:y="16.143cm">
          <text:p/>
        </draw:rect>
        <draw:rect draw:style-name="gr10" draw:text-style-name="P6" draw:layer="layout" svg:width="0.409cm" svg:height="0.41cm" svg:x="3.856cm" svg:y="16.143cm">
          <text:p/>
        </draw:rect>
        <draw:rect draw:style-name="gr10" draw:text-style-name="P6" draw:layer="layout" svg:width="0.41cm" svg:height="0.41cm" svg:x="4.298cm" svg:y="16.143cm">
          <text:p/>
        </draw:rect>
        <draw:rect draw:style-name="gr10" draw:text-style-name="P6" draw:layer="layout" svg:width="0.409cm" svg:height="0.409cm" svg:x="3.414cm" svg:y="16.586cm">
          <text:p/>
        </draw:rect>
        <draw:rect draw:style-name="gr10" draw:text-style-name="P6" draw:layer="layout" svg:width="0.409cm" svg:height="0.409cm" svg:x="3.856cm" svg:y="16.586cm">
          <text:p/>
        </draw:rect>
        <draw:rect draw:style-name="gr10" draw:text-style-name="P6" draw:layer="layout" svg:width="0.41cm" svg:height="0.409cm" svg:x="4.298cm" svg:y="16.586cm">
          <text:p/>
        </draw:rect>
        <draw:rect draw:style-name="gr10" draw:text-style-name="P6" draw:layer="layout" svg:width="0.409cm" svg:height="0.409cm" svg:x="4.753cm" svg:y="15.701cm">
          <text:p/>
        </draw:rect>
        <draw:rect draw:style-name="gr10" draw:text-style-name="P6" draw:layer="layout" svg:width="0.409cm" svg:height="0.409cm" svg:x="5.195cm" svg:y="15.701cm">
          <text:p/>
        </draw:rect>
        <draw:rect draw:style-name="gr10" draw:text-style-name="P6" draw:layer="layout" svg:width="0.41cm" svg:height="0.409cm" svg:x="5.637cm" svg:y="15.701cm">
          <text:p/>
        </draw:rect>
        <draw:rect draw:style-name="gr10" draw:text-style-name="P6" draw:layer="layout" svg:width="0.409cm" svg:height="0.41cm" svg:x="4.753cm" svg:y="16.143cm">
          <text:p/>
        </draw:rect>
        <draw:rect draw:style-name="gr10" draw:text-style-name="P6" draw:layer="layout" svg:width="0.409cm" svg:height="0.41cm" svg:x="5.195cm" svg:y="16.143cm">
          <text:p/>
        </draw:rect>
        <draw:rect draw:style-name="gr10" draw:text-style-name="P6" draw:layer="layout" svg:width="0.41cm" svg:height="0.41cm" svg:x="5.637cm" svg:y="16.143cm">
          <text:p/>
        </draw:rect>
        <draw:rect draw:style-name="gr10" draw:text-style-name="P6" draw:layer="layout" svg:width="0.409cm" svg:height="0.409cm" svg:x="4.753cm" svg:y="16.586cm">
          <text:p/>
        </draw:rect>
        <draw:rect draw:style-name="gr10" draw:text-style-name="P6" draw:layer="layout" svg:width="0.409cm" svg:height="0.409cm" svg:x="5.195cm" svg:y="16.586cm">
          <text:p/>
        </draw:rect>
        <draw:rect draw:style-name="gr10" draw:text-style-name="P6" draw:layer="layout" svg:width="0.41cm" svg:height="0.409cm" svg:x="5.637cm" svg:y="16.586cm">
          <text:p/>
        </draw:rect>
        <draw:rect draw:style-name="gr10" draw:text-style-name="P6" draw:layer="layout" svg:width="0.409cm" svg:height="0.409cm" svg:x="6.092cm" svg:y="15.701cm">
          <text:p/>
        </draw:rect>
        <draw:rect draw:style-name="gr10" draw:text-style-name="P6" draw:layer="layout" svg:width="0.409cm" svg:height="0.409cm" svg:x="6.534cm" svg:y="15.701cm">
          <text:p/>
        </draw:rect>
        <draw:rect draw:style-name="gr10" draw:text-style-name="P6" draw:layer="layout" svg:width="0.41cm" svg:height="0.409cm" svg:x="6.976cm" svg:y="15.701cm">
          <text:p/>
        </draw:rect>
        <draw:rect draw:style-name="gr10" draw:text-style-name="P6" draw:layer="layout" svg:width="0.409cm" svg:height="0.41cm" svg:x="6.092cm" svg:y="16.143cm">
          <text:p/>
        </draw:rect>
        <draw:rect draw:style-name="gr10" draw:text-style-name="P6" draw:layer="layout" svg:width="0.409cm" svg:height="0.41cm" svg:x="6.534cm" svg:y="16.143cm">
          <text:p/>
        </draw:rect>
        <draw:rect draw:style-name="gr10" draw:text-style-name="P6" draw:layer="layout" svg:width="0.41cm" svg:height="0.41cm" svg:x="6.976cm" svg:y="16.143cm">
          <text:p/>
        </draw:rect>
        <draw:rect draw:style-name="gr10" draw:text-style-name="P6" draw:layer="layout" svg:width="0.409cm" svg:height="0.409cm" svg:x="6.092cm" svg:y="16.586cm">
          <text:p/>
        </draw:rect>
        <draw:rect draw:style-name="gr10" draw:text-style-name="P6" draw:layer="layout" svg:width="0.409cm" svg:height="0.409cm" svg:x="6.534cm" svg:y="16.586cm">
          <text:p/>
        </draw:rect>
        <draw:rect draw:style-name="gr10" draw:text-style-name="P6" draw:layer="layout" svg:width="0.41cm" svg:height="0.409cm" svg:x="6.976cm" svg:y="16.586cm">
          <text:p/>
        </draw:rect>
        <draw:rect draw:style-name="gr10" draw:text-style-name="P6" draw:layer="layout" svg:width="0.409cm" svg:height="0.409cm" svg:x="3.414cm" svg:y="17.04cm">
          <text:p/>
        </draw:rect>
        <draw:rect draw:style-name="gr10" draw:text-style-name="P6" draw:layer="layout" svg:width="0.409cm" svg:height="0.409cm" svg:x="3.856cm" svg:y="17.04cm">
          <text:p/>
        </draw:rect>
        <draw:rect draw:style-name="gr10" draw:text-style-name="P6" draw:layer="layout" svg:width="0.41cm" svg:height="0.409cm" svg:x="4.298cm" svg:y="17.04cm">
          <text:p/>
        </draw:rect>
        <draw:rect draw:style-name="gr10" draw:text-style-name="P6" draw:layer="layout" svg:width="0.409cm" svg:height="0.41cm" svg:x="3.414cm" svg:y="17.482cm">
          <text:p/>
        </draw:rect>
        <draw:rect draw:style-name="gr10" draw:text-style-name="P6" draw:layer="layout" svg:width="0.409cm" svg:height="0.41cm" svg:x="3.856cm" svg:y="17.482cm">
          <text:p/>
        </draw:rect>
        <draw:rect draw:style-name="gr10" draw:text-style-name="P6" draw:layer="layout" svg:width="0.41cm" svg:height="0.41cm" svg:x="4.298cm" svg:y="17.482cm">
          <text:p/>
        </draw:rect>
        <draw:rect draw:style-name="gr10" draw:text-style-name="P6" draw:layer="layout" svg:width="0.409cm" svg:height="0.409cm" svg:x="3.414cm" svg:y="17.925cm">
          <text:p/>
        </draw:rect>
        <draw:rect draw:style-name="gr10" draw:text-style-name="P6" draw:layer="layout" svg:width="0.409cm" svg:height="0.409cm" svg:x="3.856cm" svg:y="17.925cm">
          <text:p/>
        </draw:rect>
        <draw:rect draw:style-name="gr10" draw:text-style-name="P6" draw:layer="layout" svg:width="0.41cm" svg:height="0.409cm" svg:x="4.298cm" svg:y="17.925cm">
          <text:p/>
        </draw:rect>
        <draw:rect draw:style-name="gr10" draw:text-style-name="P6" draw:layer="layout" svg:width="0.409cm" svg:height="0.409cm" svg:x="4.753cm" svg:y="17.04cm">
          <text:p/>
        </draw:rect>
        <draw:rect draw:style-name="gr10" draw:text-style-name="P6" draw:layer="layout" svg:width="0.409cm" svg:height="0.409cm" svg:x="5.195cm" svg:y="17.04cm">
          <text:p/>
        </draw:rect>
        <draw:rect draw:style-name="gr10" draw:text-style-name="P6" draw:layer="layout" svg:width="0.41cm" svg:height="0.409cm" svg:x="5.637cm" svg:y="17.04cm">
          <text:p/>
        </draw:rect>
        <draw:rect draw:style-name="gr10" draw:text-style-name="P6" draw:layer="layout" svg:width="0.409cm" svg:height="0.41cm" svg:x="4.753cm" svg:y="17.482cm">
          <text:p/>
        </draw:rect>
        <draw:rect draw:style-name="gr10" draw:text-style-name="P6" draw:layer="layout" svg:width="0.409cm" svg:height="0.41cm" svg:x="5.195cm" svg:y="17.482cm">
          <text:p/>
        </draw:rect>
        <draw:rect draw:style-name="gr10" draw:text-style-name="P6" draw:layer="layout" svg:width="0.41cm" svg:height="0.41cm" svg:x="5.637cm" svg:y="17.482cm">
          <text:p/>
        </draw:rect>
        <draw:rect draw:style-name="gr10" draw:text-style-name="P6" draw:layer="layout" svg:width="0.409cm" svg:height="0.409cm" svg:x="4.753cm" svg:y="17.925cm">
          <text:p/>
        </draw:rect>
        <draw:rect draw:style-name="gr10" draw:text-style-name="P6" draw:layer="layout" svg:width="0.409cm" svg:height="0.409cm" svg:x="5.195cm" svg:y="17.925cm">
          <text:p/>
        </draw:rect>
        <draw:rect draw:style-name="gr10" draw:text-style-name="P6" draw:layer="layout" svg:width="0.41cm" svg:height="0.409cm" svg:x="5.637cm" svg:y="17.925cm">
          <text:p/>
        </draw:rect>
        <draw:rect draw:style-name="gr10" draw:text-style-name="P6" draw:layer="layout" svg:width="0.409cm" svg:height="0.409cm" svg:x="6.092cm" svg:y="17.04cm">
          <text:p/>
        </draw:rect>
        <draw:rect draw:style-name="gr10" draw:text-style-name="P6" draw:layer="layout" svg:width="0.409cm" svg:height="0.409cm" svg:x="6.534cm" svg:y="17.04cm">
          <text:p/>
        </draw:rect>
        <draw:rect draw:style-name="gr10" draw:text-style-name="P6" draw:layer="layout" svg:width="0.41cm" svg:height="0.409cm" svg:x="6.976cm" svg:y="17.04cm">
          <text:p/>
        </draw:rect>
        <draw:rect draw:style-name="gr10" draw:text-style-name="P6" draw:layer="layout" svg:width="0.409cm" svg:height="0.41cm" svg:x="6.092cm" svg:y="17.482cm">
          <text:p/>
        </draw:rect>
        <draw:rect draw:style-name="gr10" draw:text-style-name="P6" draw:layer="layout" svg:width="0.409cm" svg:height="0.41cm" svg:x="6.534cm" svg:y="17.482cm">
          <text:p/>
        </draw:rect>
        <draw:rect draw:style-name="gr10" draw:text-style-name="P6" draw:layer="layout" svg:width="0.41cm" svg:height="0.41cm" svg:x="6.976cm" svg:y="17.482cm">
          <text:p/>
        </draw:rect>
        <draw:rect draw:style-name="gr10" draw:text-style-name="P6" draw:layer="layout" svg:width="0.409cm" svg:height="0.409cm" svg:x="6.092cm" svg:y="17.925cm">
          <text:p/>
        </draw:rect>
        <draw:rect draw:style-name="gr10" draw:text-style-name="P6" draw:layer="layout" svg:width="0.409cm" svg:height="0.409cm" svg:x="6.534cm" svg:y="17.925cm">
          <text:p/>
        </draw:rect>
        <draw:rect draw:style-name="gr10" draw:text-style-name="P6" draw:layer="layout" svg:width="0.41cm" svg:height="0.409cm" svg:x="6.976cm" svg:y="17.925cm">
          <text:p/>
        </draw:rect>
        <draw:rect draw:style-name="gr10" draw:text-style-name="P6" draw:layer="layout" svg:width="0.41cm" svg:height="0.409cm" svg:x="7.974cm" svg:y="14.353cm">
          <text:p/>
        </draw:rect>
        <draw:rect draw:style-name="gr8" draw:text-style-name="P8" draw:layer="layout" svg:width="0.409cm" svg:height="0.409cm" svg:x="8.417cm" svg:y="14.353cm">
          <text:p/>
        </draw:rect>
        <draw:rect draw:style-name="gr9" draw:text-style-name="P9" draw:layer="layout" svg:width="0.409cm" svg:height="0.409cm" svg:x="8.859cm" svg:y="14.353cm">
          <text:p/>
        </draw:rect>
        <draw:rect draw:style-name="gr10" draw:text-style-name="P6" draw:layer="layout" svg:width="0.41cm" svg:height="0.409cm" svg:x="7.974cm" svg:y="14.795cm">
          <text:p/>
        </draw:rect>
        <draw:rect draw:style-name="gr8" draw:text-style-name="P8" draw:layer="layout" svg:width="0.409cm" svg:height="0.409cm" svg:x="8.417cm" svg:y="14.795cm">
          <text:p/>
        </draw:rect>
        <draw:rect draw:style-name="gr9" draw:text-style-name="P9" draw:layer="layout" svg:width="0.409cm" svg:height="0.409cm" svg:x="8.859cm" svg:y="14.795cm">
          <text:p/>
        </draw:rect>
        <draw:rect draw:style-name="gr10" draw:text-style-name="P6" draw:layer="layout" svg:width="0.41cm" svg:height="0.41cm" svg:x="7.974cm" svg:y="15.237cm">
          <text:p/>
        </draw:rect>
        <draw:rect draw:style-name="gr8" draw:text-style-name="P8" draw:layer="layout" svg:width="0.409cm" svg:height="0.41cm" svg:x="8.417cm" svg:y="15.237cm">
          <text:p/>
        </draw:rect>
        <draw:rect draw:style-name="gr9" draw:text-style-name="P9" draw:layer="layout" svg:width="0.409cm" svg:height="0.41cm" svg:x="8.859cm" svg:y="15.237cm">
          <text:p/>
        </draw:rect>
        <draw:rect draw:style-name="gr11" draw:text-style-name="P10" draw:layer="layout" svg:width="0.41cm" svg:height="0.409cm" svg:x="9.313cm" svg:y="14.353cm">
          <text:p/>
        </draw:rect>
        <draw:rect draw:style-name="gr10" draw:text-style-name="P6" draw:layer="layout" svg:width="0.409cm" svg:height="0.409cm" svg:x="9.756cm" svg:y="14.353cm">
          <text:p/>
        </draw:rect>
        <draw:rect draw:style-name="gr10" draw:text-style-name="P6" draw:layer="layout" svg:width="0.409cm" svg:height="0.409cm" svg:x="10.198cm" svg:y="14.353cm">
          <text:p/>
        </draw:rect>
        <draw:rect draw:style-name="gr11" draw:text-style-name="P10" draw:layer="layout" svg:width="0.41cm" svg:height="0.409cm" svg:x="9.313cm" svg:y="14.795cm">
          <text:p/>
        </draw:rect>
        <draw:rect draw:style-name="gr10" draw:text-style-name="P6" draw:layer="layout" svg:width="0.409cm" svg:height="0.409cm" svg:x="9.756cm" svg:y="14.795cm">
          <text:p/>
        </draw:rect>
        <draw:rect draw:style-name="gr10" draw:text-style-name="P6" draw:layer="layout" svg:width="0.409cm" svg:height="0.409cm" svg:x="10.198cm" svg:y="14.795cm">
          <text:p/>
        </draw:rect>
        <draw:rect draw:style-name="gr11" draw:text-style-name="P10" draw:layer="layout" svg:width="0.41cm" svg:height="0.41cm" svg:x="9.313cm" svg:y="15.237cm">
          <text:p/>
        </draw:rect>
        <draw:rect draw:style-name="gr10" draw:text-style-name="P6" draw:layer="layout" svg:width="0.409cm" svg:height="0.41cm" svg:x="9.756cm" svg:y="15.237cm">
          <text:p/>
        </draw:rect>
        <draw:rect draw:style-name="gr10" draw:text-style-name="P6" draw:layer="layout" svg:width="0.409cm" svg:height="0.41cm" svg:x="10.198cm" svg:y="15.237cm">
          <text:p/>
        </draw:rect>
        <draw:rect draw:style-name="gr10" draw:text-style-name="P6" draw:layer="layout" svg:width="0.41cm" svg:height="0.409cm" svg:x="10.652cm" svg:y="14.353cm">
          <text:p/>
        </draw:rect>
        <draw:rect draw:style-name="gr10" draw:text-style-name="P6" draw:layer="layout" svg:width="0.409cm" svg:height="0.409cm" svg:x="11.095cm" svg:y="14.353cm">
          <text:p/>
        </draw:rect>
        <draw:rect draw:style-name="gr10" draw:text-style-name="P6" draw:layer="layout" svg:width="0.409cm" svg:height="0.409cm" svg:x="11.537cm" svg:y="14.353cm">
          <text:p/>
        </draw:rect>
        <draw:rect draw:style-name="gr10" draw:text-style-name="P6" draw:layer="layout" svg:width="0.41cm" svg:height="0.409cm" svg:x="10.652cm" svg:y="14.795cm">
          <text:p/>
        </draw:rect>
        <draw:rect draw:style-name="gr10" draw:text-style-name="P6" draw:layer="layout" svg:width="0.409cm" svg:height="0.409cm" svg:x="11.095cm" svg:y="14.795cm">
          <text:p/>
        </draw:rect>
        <draw:rect draw:style-name="gr10" draw:text-style-name="P6" draw:layer="layout" svg:width="0.409cm" svg:height="0.409cm" svg:x="11.537cm" svg:y="14.795cm">
          <text:p/>
        </draw:rect>
        <draw:rect draw:style-name="gr10" draw:text-style-name="P6" draw:layer="layout" svg:width="0.41cm" svg:height="0.41cm" svg:x="10.652cm" svg:y="15.237cm">
          <text:p/>
        </draw:rect>
        <draw:rect draw:style-name="gr10" draw:text-style-name="P6" draw:layer="layout" svg:width="0.409cm" svg:height="0.41cm" svg:x="11.095cm" svg:y="15.237cm">
          <text:p/>
        </draw:rect>
        <draw:rect draw:style-name="gr10" draw:text-style-name="P6" draw:layer="layout" svg:width="0.409cm" svg:height="0.41cm" svg:x="11.537cm" svg:y="15.237cm">
          <text:p/>
        </draw:rect>
        <draw:rect draw:style-name="gr10" draw:text-style-name="P6" draw:layer="layout" svg:width="0.41cm" svg:height="0.409cm" svg:x="7.974cm" svg:y="15.692cm">
          <text:p/>
        </draw:rect>
        <draw:rect draw:style-name="gr10" draw:text-style-name="P6" draw:layer="layout" svg:width="0.409cm" svg:height="0.409cm" svg:x="8.417cm" svg:y="15.692cm">
          <text:p/>
        </draw:rect>
        <draw:rect draw:style-name="gr10" draw:text-style-name="P6" draw:layer="layout" svg:width="0.409cm" svg:height="0.409cm" svg:x="8.859cm" svg:y="15.692cm">
          <text:p/>
        </draw:rect>
        <draw:rect draw:style-name="gr10" draw:text-style-name="P6" draw:layer="layout" svg:width="0.41cm" svg:height="0.409cm" svg:x="7.974cm" svg:y="16.134cm">
          <text:p/>
        </draw:rect>
        <draw:rect draw:style-name="gr10" draw:text-style-name="P6" draw:layer="layout" svg:width="0.409cm" svg:height="0.409cm" svg:x="8.417cm" svg:y="16.134cm">
          <text:p/>
        </draw:rect>
        <draw:rect draw:style-name="gr10" draw:text-style-name="P6" draw:layer="layout" svg:width="0.409cm" svg:height="0.409cm" svg:x="8.859cm" svg:y="16.134cm">
          <text:p/>
        </draw:rect>
        <draw:rect draw:style-name="gr10" draw:text-style-name="P6" draw:layer="layout" svg:width="0.41cm" svg:height="0.41cm" svg:x="7.974cm" svg:y="16.576cm">
          <text:p/>
        </draw:rect>
        <draw:rect draw:style-name="gr10" draw:text-style-name="P6" draw:layer="layout" svg:width="0.409cm" svg:height="0.41cm" svg:x="8.417cm" svg:y="16.576cm">
          <text:p/>
        </draw:rect>
        <draw:rect draw:style-name="gr10" draw:text-style-name="P6" draw:layer="layout" svg:width="0.409cm" svg:height="0.41cm" svg:x="8.859cm" svg:y="16.576cm">
          <text:p/>
        </draw:rect>
        <draw:rect draw:style-name="gr10" draw:text-style-name="P6" draw:layer="layout" svg:width="0.41cm" svg:height="0.409cm" svg:x="9.313cm" svg:y="15.692cm">
          <text:p/>
        </draw:rect>
        <draw:rect draw:style-name="gr10" draw:text-style-name="P6" draw:layer="layout" svg:width="0.409cm" svg:height="0.409cm" svg:x="9.756cm" svg:y="15.692cm">
          <text:p/>
        </draw:rect>
        <draw:rect draw:style-name="gr10" draw:text-style-name="P6" draw:layer="layout" svg:width="0.409cm" svg:height="0.409cm" svg:x="10.198cm" svg:y="15.692cm">
          <text:p/>
        </draw:rect>
        <draw:rect draw:style-name="gr10" draw:text-style-name="P6" draw:layer="layout" svg:width="0.41cm" svg:height="0.409cm" svg:x="9.313cm" svg:y="16.134cm">
          <text:p/>
        </draw:rect>
        <draw:rect draw:style-name="gr10" draw:text-style-name="P6" draw:layer="layout" svg:width="0.409cm" svg:height="0.409cm" svg:x="9.756cm" svg:y="16.134cm">
          <text:p/>
        </draw:rect>
        <draw:rect draw:style-name="gr10" draw:text-style-name="P6" draw:layer="layout" svg:width="0.409cm" svg:height="0.409cm" svg:x="10.198cm" svg:y="16.134cm">
          <text:p/>
        </draw:rect>
        <draw:rect draw:style-name="gr10" draw:text-style-name="P6" draw:layer="layout" svg:width="0.41cm" svg:height="0.41cm" svg:x="9.313cm" svg:y="16.576cm">
          <text:p/>
        </draw:rect>
        <draw:rect draw:style-name="gr10" draw:text-style-name="P6" draw:layer="layout" svg:width="0.409cm" svg:height="0.41cm" svg:x="9.756cm" svg:y="16.576cm">
          <text:p/>
        </draw:rect>
        <draw:rect draw:style-name="gr10" draw:text-style-name="P6" draw:layer="layout" svg:width="0.409cm" svg:height="0.41cm" svg:x="10.198cm" svg:y="16.576cm">
          <text:p/>
        </draw:rect>
        <draw:rect draw:style-name="gr10" draw:text-style-name="P6" draw:layer="layout" svg:width="0.41cm" svg:height="0.409cm" svg:x="10.652cm" svg:y="15.692cm">
          <text:p/>
        </draw:rect>
        <draw:rect draw:style-name="gr10" draw:text-style-name="P6" draw:layer="layout" svg:width="0.409cm" svg:height="0.409cm" svg:x="11.095cm" svg:y="15.692cm">
          <text:p/>
        </draw:rect>
        <draw:rect draw:style-name="gr10" draw:text-style-name="P6" draw:layer="layout" svg:width="0.409cm" svg:height="0.409cm" svg:x="11.537cm" svg:y="15.692cm">
          <text:p/>
        </draw:rect>
        <draw:rect draw:style-name="gr10" draw:text-style-name="P6" draw:layer="layout" svg:width="0.41cm" svg:height="0.409cm" svg:x="10.652cm" svg:y="16.134cm">
          <text:p/>
        </draw:rect>
        <draw:rect draw:style-name="gr10" draw:text-style-name="P6" draw:layer="layout" svg:width="0.409cm" svg:height="0.409cm" svg:x="11.095cm" svg:y="16.134cm">
          <text:p/>
        </draw:rect>
        <draw:rect draw:style-name="gr10" draw:text-style-name="P6" draw:layer="layout" svg:width="0.409cm" svg:height="0.409cm" svg:x="11.537cm" svg:y="16.134cm">
          <text:p/>
        </draw:rect>
        <draw:rect draw:style-name="gr10" draw:text-style-name="P6" draw:layer="layout" svg:width="0.41cm" svg:height="0.41cm" svg:x="10.652cm" svg:y="16.576cm">
          <text:p/>
        </draw:rect>
        <draw:rect draw:style-name="gr10" draw:text-style-name="P6" draw:layer="layout" svg:width="0.409cm" svg:height="0.41cm" svg:x="11.095cm" svg:y="16.576cm">
          <text:p/>
        </draw:rect>
        <draw:rect draw:style-name="gr10" draw:text-style-name="P6" draw:layer="layout" svg:width="0.409cm" svg:height="0.41cm" svg:x="11.537cm" svg:y="16.576cm">
          <text:p/>
        </draw:rect>
        <draw:rect draw:style-name="gr10" draw:text-style-name="P6" draw:layer="layout" svg:width="0.41cm" svg:height="0.409cm" svg:x="7.974cm" svg:y="17.031cm">
          <text:p/>
        </draw:rect>
        <draw:rect draw:style-name="gr10" draw:text-style-name="P6" draw:layer="layout" svg:width="0.409cm" svg:height="0.409cm" svg:x="8.417cm" svg:y="17.031cm">
          <text:p/>
        </draw:rect>
        <draw:rect draw:style-name="gr10" draw:text-style-name="P6" draw:layer="layout" svg:width="0.409cm" svg:height="0.409cm" svg:x="8.859cm" svg:y="17.031cm">
          <text:p/>
        </draw:rect>
        <draw:rect draw:style-name="gr10" draw:text-style-name="P6" draw:layer="layout" svg:width="0.41cm" svg:height="0.409cm" svg:x="7.974cm" svg:y="17.473cm">
          <text:p/>
        </draw:rect>
        <draw:rect draw:style-name="gr10" draw:text-style-name="P6" draw:layer="layout" svg:width="0.409cm" svg:height="0.409cm" svg:x="8.417cm" svg:y="17.473cm">
          <text:p/>
        </draw:rect>
        <draw:rect draw:style-name="gr10" draw:text-style-name="P6" draw:layer="layout" svg:width="0.409cm" svg:height="0.409cm" svg:x="8.859cm" svg:y="17.473cm">
          <text:p/>
        </draw:rect>
        <draw:rect draw:style-name="gr10" draw:text-style-name="P6" draw:layer="layout" svg:width="0.41cm" svg:height="0.41cm" svg:x="7.974cm" svg:y="17.915cm">
          <text:p/>
        </draw:rect>
        <draw:rect draw:style-name="gr10" draw:text-style-name="P6" draw:layer="layout" svg:width="0.409cm" svg:height="0.41cm" svg:x="8.417cm" svg:y="17.915cm">
          <text:p/>
        </draw:rect>
        <draw:rect draw:style-name="gr10" draw:text-style-name="P6" draw:layer="layout" svg:width="0.409cm" svg:height="0.41cm" svg:x="8.859cm" svg:y="17.915cm">
          <text:p/>
        </draw:rect>
        <draw:rect draw:style-name="gr10" draw:text-style-name="P6" draw:layer="layout" svg:width="0.41cm" svg:height="0.409cm" svg:x="9.313cm" svg:y="17.031cm">
          <text:p/>
        </draw:rect>
        <draw:rect draw:style-name="gr10" draw:text-style-name="P6" draw:layer="layout" svg:width="0.409cm" svg:height="0.409cm" svg:x="9.756cm" svg:y="17.031cm">
          <text:p/>
        </draw:rect>
        <draw:rect draw:style-name="gr10" draw:text-style-name="P6" draw:layer="layout" svg:width="0.409cm" svg:height="0.409cm" svg:x="10.198cm" svg:y="17.031cm">
          <text:p/>
        </draw:rect>
        <draw:rect draw:style-name="gr10" draw:text-style-name="P6" draw:layer="layout" svg:width="0.41cm" svg:height="0.409cm" svg:x="9.313cm" svg:y="17.473cm">
          <text:p/>
        </draw:rect>
        <draw:rect draw:style-name="gr10" draw:text-style-name="P6" draw:layer="layout" svg:width="0.409cm" svg:height="0.409cm" svg:x="9.756cm" svg:y="17.473cm">
          <text:p/>
        </draw:rect>
        <draw:rect draw:style-name="gr10" draw:text-style-name="P6" draw:layer="layout" svg:width="0.409cm" svg:height="0.409cm" svg:x="10.198cm" svg:y="17.473cm">
          <text:p/>
        </draw:rect>
        <draw:rect draw:style-name="gr10" draw:text-style-name="P6" draw:layer="layout" svg:width="0.41cm" svg:height="0.41cm" svg:x="9.313cm" svg:y="17.915cm">
          <text:p/>
        </draw:rect>
        <draw:rect draw:style-name="gr10" draw:text-style-name="P6" draw:layer="layout" svg:width="0.409cm" svg:height="0.41cm" svg:x="9.756cm" svg:y="17.915cm">
          <text:p/>
        </draw:rect>
        <draw:rect draw:style-name="gr10" draw:text-style-name="P6" draw:layer="layout" svg:width="0.409cm" svg:height="0.41cm" svg:x="10.198cm" svg:y="17.915cm">
          <text:p/>
        </draw:rect>
        <draw:rect draw:style-name="gr10" draw:text-style-name="P6" draw:layer="layout" svg:width="0.41cm" svg:height="0.409cm" svg:x="10.652cm" svg:y="17.031cm">
          <text:p/>
        </draw:rect>
        <draw:rect draw:style-name="gr10" draw:text-style-name="P6" draw:layer="layout" svg:width="0.409cm" svg:height="0.409cm" svg:x="11.095cm" svg:y="17.031cm">
          <text:p/>
        </draw:rect>
        <draw:rect draw:style-name="gr10" draw:text-style-name="P6" draw:layer="layout" svg:width="0.409cm" svg:height="0.409cm" svg:x="11.537cm" svg:y="17.031cm">
          <text:p/>
        </draw:rect>
        <draw:rect draw:style-name="gr10" draw:text-style-name="P6" draw:layer="layout" svg:width="0.41cm" svg:height="0.409cm" svg:x="10.652cm" svg:y="17.473cm">
          <text:p/>
        </draw:rect>
        <draw:rect draw:style-name="gr10" draw:text-style-name="P6" draw:layer="layout" svg:width="0.409cm" svg:height="0.409cm" svg:x="11.095cm" svg:y="17.473cm">
          <text:p/>
        </draw:rect>
        <draw:rect draw:style-name="gr10" draw:text-style-name="P6" draw:layer="layout" svg:width="0.409cm" svg:height="0.409cm" svg:x="11.537cm" svg:y="17.473cm">
          <text:p/>
        </draw:rect>
        <draw:rect draw:style-name="gr10" draw:text-style-name="P6" draw:layer="layout" svg:width="0.41cm" svg:height="0.41cm" svg:x="10.652cm" svg:y="17.915cm">
          <text:p/>
        </draw:rect>
        <draw:rect draw:style-name="gr10" draw:text-style-name="P6" draw:layer="layout" svg:width="0.409cm" svg:height="0.41cm" svg:x="11.095cm" svg:y="17.915cm">
          <text:p/>
        </draw:rect>
        <draw:rect draw:style-name="gr10" draw:text-style-name="P6" draw:layer="layout" svg:width="0.409cm" svg:height="0.41cm" svg:x="11.537cm" svg:y="17.915cm">
          <text:p/>
        </draw:rect>
        <draw:rect draw:style-name="gr10" draw:text-style-name="P6" draw:layer="layout" svg:width="0.41cm" svg:height="0.409cm" svg:x="12.374cm" svg:y="14.353cm">
          <text:p/>
        </draw:rect>
        <draw:rect draw:style-name="gr10" draw:text-style-name="P6" draw:layer="layout" svg:width="0.409cm" svg:height="0.409cm" svg:x="12.817cm" svg:y="14.353cm">
          <text:p/>
        </draw:rect>
        <draw:rect draw:style-name="gr9" draw:text-style-name="P9" draw:layer="layout" svg:width="0.409cm" svg:height="0.409cm" svg:x="13.259cm" svg:y="14.353cm">
          <text:p/>
        </draw:rect>
        <draw:rect draw:style-name="gr10" draw:text-style-name="P6" draw:layer="layout" svg:width="0.41cm" svg:height="0.409cm" svg:x="12.374cm" svg:y="14.795cm">
          <text:p/>
        </draw:rect>
        <draw:rect draw:style-name="gr10" draw:text-style-name="P6" draw:layer="layout" svg:width="0.409cm" svg:height="0.409cm" svg:x="12.817cm" svg:y="14.795cm">
          <text:p/>
        </draw:rect>
        <draw:rect draw:style-name="gr9" draw:text-style-name="P9" draw:layer="layout" svg:width="0.409cm" svg:height="0.409cm" svg:x="13.259cm" svg:y="14.795cm">
          <text:p/>
        </draw:rect>
        <draw:rect draw:style-name="gr10" draw:text-style-name="P6" draw:layer="layout" svg:width="0.41cm" svg:height="0.41cm" svg:x="12.374cm" svg:y="15.237cm">
          <text:p/>
        </draw:rect>
        <draw:rect draw:style-name="gr10" draw:text-style-name="P6" draw:layer="layout" svg:width="0.409cm" svg:height="0.41cm" svg:x="12.817cm" svg:y="15.237cm">
          <text:p/>
        </draw:rect>
        <draw:rect draw:style-name="gr9" draw:text-style-name="P9" draw:layer="layout" svg:width="0.409cm" svg:height="0.41cm" svg:x="13.259cm" svg:y="15.237cm">
          <text:p/>
        </draw:rect>
        <draw:rect draw:style-name="gr11" draw:text-style-name="P10" draw:layer="layout" svg:width="0.41cm" svg:height="0.409cm" svg:x="13.713cm" svg:y="14.353cm">
          <text:p/>
        </draw:rect>
        <draw:rect draw:style-name="gr12" draw:text-style-name="P11" draw:layer="layout" svg:width="0.409cm" svg:height="0.409cm" svg:x="14.156cm" svg:y="14.353cm">
          <text:p/>
        </draw:rect>
        <draw:rect draw:style-name="gr10" draw:text-style-name="P6" draw:layer="layout" svg:width="0.409cm" svg:height="0.409cm" svg:x="14.598cm" svg:y="14.353cm">
          <text:p/>
        </draw:rect>
        <draw:rect draw:style-name="gr11" draw:text-style-name="P10" draw:layer="layout" svg:width="0.41cm" svg:height="0.409cm" svg:x="13.713cm" svg:y="14.795cm">
          <text:p/>
        </draw:rect>
        <draw:rect draw:style-name="gr12" draw:text-style-name="P11" draw:layer="layout" svg:width="0.409cm" svg:height="0.409cm" svg:x="14.156cm" svg:y="14.795cm">
          <text:p/>
        </draw:rect>
        <draw:rect draw:style-name="gr10" draw:text-style-name="P6" draw:layer="layout" svg:width="0.409cm" svg:height="0.409cm" svg:x="14.598cm" svg:y="14.795cm">
          <text:p/>
        </draw:rect>
        <draw:rect draw:style-name="gr11" draw:text-style-name="P10" draw:layer="layout" svg:width="0.41cm" svg:height="0.41cm" svg:x="13.713cm" svg:y="15.237cm">
          <text:p/>
        </draw:rect>
        <draw:rect draw:style-name="gr12" draw:text-style-name="P11" draw:layer="layout" svg:width="0.409cm" svg:height="0.41cm" svg:x="14.156cm" svg:y="15.237cm">
          <text:p/>
        </draw:rect>
        <draw:rect draw:style-name="gr10" draw:text-style-name="P6" draw:layer="layout" svg:width="0.409cm" svg:height="0.41cm" svg:x="14.598cm" svg:y="15.237cm">
          <text:p/>
        </draw:rect>
        <draw:rect draw:style-name="gr10" draw:text-style-name="P6" draw:layer="layout" svg:width="0.41cm" svg:height="0.409cm" svg:x="15.052cm" svg:y="14.353cm">
          <text:p/>
        </draw:rect>
        <draw:rect draw:style-name="gr10" draw:text-style-name="P6" draw:layer="layout" svg:width="0.409cm" svg:height="0.409cm" svg:x="15.495cm" svg:y="14.353cm">
          <text:p/>
        </draw:rect>
        <draw:rect draw:style-name="gr10" draw:text-style-name="P6" draw:layer="layout" svg:width="0.409cm" svg:height="0.409cm" svg:x="15.937cm" svg:y="14.353cm">
          <text:p/>
        </draw:rect>
        <draw:rect draw:style-name="gr10" draw:text-style-name="P6" draw:layer="layout" svg:width="0.41cm" svg:height="0.409cm" svg:x="15.052cm" svg:y="14.795cm">
          <text:p/>
        </draw:rect>
        <draw:rect draw:style-name="gr10" draw:text-style-name="P6" draw:layer="layout" svg:width="0.409cm" svg:height="0.409cm" svg:x="15.495cm" svg:y="14.795cm">
          <text:p/>
        </draw:rect>
        <draw:rect draw:style-name="gr10" draw:text-style-name="P6" draw:layer="layout" svg:width="0.409cm" svg:height="0.409cm" svg:x="15.937cm" svg:y="14.795cm">
          <text:p/>
        </draw:rect>
        <draw:rect draw:style-name="gr10" draw:text-style-name="P6" draw:layer="layout" svg:width="0.41cm" svg:height="0.41cm" svg:x="15.052cm" svg:y="15.237cm">
          <text:p/>
        </draw:rect>
        <draw:rect draw:style-name="gr10" draw:text-style-name="P6" draw:layer="layout" svg:width="0.409cm" svg:height="0.41cm" svg:x="15.495cm" svg:y="15.237cm">
          <text:p/>
        </draw:rect>
        <draw:rect draw:style-name="gr10" draw:text-style-name="P6" draw:layer="layout" svg:width="0.409cm" svg:height="0.41cm" svg:x="15.937cm" svg:y="15.237cm">
          <text:p/>
        </draw:rect>
        <draw:rect draw:style-name="gr10" draw:text-style-name="P6" draw:layer="layout" svg:width="0.41cm" svg:height="0.409cm" svg:x="12.374cm" svg:y="15.692cm">
          <text:p/>
        </draw:rect>
        <draw:rect draw:style-name="gr10" draw:text-style-name="P6" draw:layer="layout" svg:width="0.409cm" svg:height="0.409cm" svg:x="12.817cm" svg:y="15.692cm">
          <text:p/>
        </draw:rect>
        <draw:rect draw:style-name="gr10" draw:text-style-name="P6" draw:layer="layout" svg:width="0.409cm" svg:height="0.409cm" svg:x="13.259cm" svg:y="15.692cm">
          <text:p/>
        </draw:rect>
        <draw:rect draw:style-name="gr10" draw:text-style-name="P6" draw:layer="layout" svg:width="0.41cm" svg:height="0.409cm" svg:x="12.374cm" svg:y="16.134cm">
          <text:p/>
        </draw:rect>
        <draw:rect draw:style-name="gr10" draw:text-style-name="P6" draw:layer="layout" svg:width="0.409cm" svg:height="0.409cm" svg:x="12.817cm" svg:y="16.134cm">
          <text:p/>
        </draw:rect>
        <draw:rect draw:style-name="gr10" draw:text-style-name="P6" draw:layer="layout" svg:width="0.409cm" svg:height="0.409cm" svg:x="13.259cm" svg:y="16.134cm">
          <text:p/>
        </draw:rect>
        <draw:rect draw:style-name="gr10" draw:text-style-name="P6" draw:layer="layout" svg:width="0.41cm" svg:height="0.41cm" svg:x="12.374cm" svg:y="16.576cm">
          <text:p/>
        </draw:rect>
        <draw:rect draw:style-name="gr10" draw:text-style-name="P6" draw:layer="layout" svg:width="0.409cm" svg:height="0.41cm" svg:x="12.817cm" svg:y="16.576cm">
          <text:p/>
        </draw:rect>
        <draw:rect draw:style-name="gr10" draw:text-style-name="P6" draw:layer="layout" svg:width="0.409cm" svg:height="0.41cm" svg:x="13.259cm" svg:y="16.576cm">
          <text:p/>
        </draw:rect>
        <draw:rect draw:style-name="gr10" draw:text-style-name="P6" draw:layer="layout" svg:width="0.41cm" svg:height="0.409cm" svg:x="13.713cm" svg:y="15.692cm">
          <text:p/>
        </draw:rect>
        <draw:rect draw:style-name="gr10" draw:text-style-name="P6" draw:layer="layout" svg:width="0.409cm" svg:height="0.409cm" svg:x="14.156cm" svg:y="15.692cm">
          <text:p/>
        </draw:rect>
        <draw:rect draw:style-name="gr10" draw:text-style-name="P6" draw:layer="layout" svg:width="0.409cm" svg:height="0.409cm" svg:x="14.598cm" svg:y="15.692cm">
          <text:p/>
        </draw:rect>
        <draw:rect draw:style-name="gr10" draw:text-style-name="P6" draw:layer="layout" svg:width="0.41cm" svg:height="0.409cm" svg:x="13.713cm" svg:y="16.134cm">
          <text:p/>
        </draw:rect>
        <draw:rect draw:style-name="gr10" draw:text-style-name="P6" draw:layer="layout" svg:width="0.409cm" svg:height="0.409cm" svg:x="14.156cm" svg:y="16.134cm">
          <text:p/>
        </draw:rect>
        <draw:rect draw:style-name="gr10" draw:text-style-name="P6" draw:layer="layout" svg:width="0.409cm" svg:height="0.409cm" svg:x="14.598cm" svg:y="16.134cm">
          <text:p/>
        </draw:rect>
        <draw:rect draw:style-name="gr10" draw:text-style-name="P6" draw:layer="layout" svg:width="0.41cm" svg:height="0.41cm" svg:x="13.713cm" svg:y="16.576cm">
          <text:p/>
        </draw:rect>
        <draw:rect draw:style-name="gr10" draw:text-style-name="P6" draw:layer="layout" svg:width="0.409cm" svg:height="0.41cm" svg:x="14.156cm" svg:y="16.576cm">
          <text:p/>
        </draw:rect>
        <draw:rect draw:style-name="gr10" draw:text-style-name="P6" draw:layer="layout" svg:width="0.409cm" svg:height="0.41cm" svg:x="14.598cm" svg:y="16.576cm">
          <text:p/>
        </draw:rect>
        <draw:rect draw:style-name="gr10" draw:text-style-name="P6" draw:layer="layout" svg:width="0.41cm" svg:height="0.409cm" svg:x="15.052cm" svg:y="15.692cm">
          <text:p/>
        </draw:rect>
        <draw:rect draw:style-name="gr10" draw:text-style-name="P6" draw:layer="layout" svg:width="0.409cm" svg:height="0.409cm" svg:x="15.495cm" svg:y="15.692cm">
          <text:p/>
        </draw:rect>
        <draw:rect draw:style-name="gr10" draw:text-style-name="P6" draw:layer="layout" svg:width="0.409cm" svg:height="0.409cm" svg:x="15.937cm" svg:y="15.692cm">
          <text:p/>
        </draw:rect>
        <draw:rect draw:style-name="gr10" draw:text-style-name="P6" draw:layer="layout" svg:width="0.41cm" svg:height="0.409cm" svg:x="15.052cm" svg:y="16.134cm">
          <text:p/>
        </draw:rect>
        <draw:rect draw:style-name="gr10" draw:text-style-name="P6" draw:layer="layout" svg:width="0.409cm" svg:height="0.409cm" svg:x="15.495cm" svg:y="16.134cm">
          <text:p/>
        </draw:rect>
        <draw:rect draw:style-name="gr10" draw:text-style-name="P6" draw:layer="layout" svg:width="0.409cm" svg:height="0.409cm" svg:x="15.937cm" svg:y="16.134cm">
          <text:p/>
        </draw:rect>
        <draw:rect draw:style-name="gr10" draw:text-style-name="P6" draw:layer="layout" svg:width="0.41cm" svg:height="0.41cm" svg:x="15.052cm" svg:y="16.576cm">
          <text:p/>
        </draw:rect>
        <draw:rect draw:style-name="gr10" draw:text-style-name="P6" draw:layer="layout" svg:width="0.409cm" svg:height="0.41cm" svg:x="15.495cm" svg:y="16.576cm">
          <text:p/>
        </draw:rect>
        <draw:rect draw:style-name="gr10" draw:text-style-name="P6" draw:layer="layout" svg:width="0.409cm" svg:height="0.41cm" svg:x="15.937cm" svg:y="16.576cm">
          <text:p/>
        </draw:rect>
        <draw:rect draw:style-name="gr10" draw:text-style-name="P6" draw:layer="layout" svg:width="0.41cm" svg:height="0.409cm" svg:x="12.374cm" svg:y="17.031cm">
          <text:p/>
        </draw:rect>
        <draw:rect draw:style-name="gr10" draw:text-style-name="P6" draw:layer="layout" svg:width="0.409cm" svg:height="0.409cm" svg:x="12.817cm" svg:y="17.031cm">
          <text:p/>
        </draw:rect>
        <draw:rect draw:style-name="gr10" draw:text-style-name="P6" draw:layer="layout" svg:width="0.409cm" svg:height="0.409cm" svg:x="13.259cm" svg:y="17.031cm">
          <text:p/>
        </draw:rect>
        <draw:rect draw:style-name="gr10" draw:text-style-name="P6" draw:layer="layout" svg:width="0.41cm" svg:height="0.409cm" svg:x="12.374cm" svg:y="17.473cm">
          <text:p/>
        </draw:rect>
        <draw:rect draw:style-name="gr10" draw:text-style-name="P6" draw:layer="layout" svg:width="0.409cm" svg:height="0.409cm" svg:x="12.817cm" svg:y="17.473cm">
          <text:p/>
        </draw:rect>
        <draw:rect draw:style-name="gr10" draw:text-style-name="P6" draw:layer="layout" svg:width="0.409cm" svg:height="0.409cm" svg:x="13.259cm" svg:y="17.473cm">
          <text:p/>
        </draw:rect>
        <draw:rect draw:style-name="gr10" draw:text-style-name="P6" draw:layer="layout" svg:width="0.41cm" svg:height="0.41cm" svg:x="12.374cm" svg:y="17.915cm">
          <text:p/>
        </draw:rect>
        <draw:rect draw:style-name="gr10" draw:text-style-name="P6" draw:layer="layout" svg:width="0.409cm" svg:height="0.41cm" svg:x="12.817cm" svg:y="17.915cm">
          <text:p/>
        </draw:rect>
        <draw:rect draw:style-name="gr10" draw:text-style-name="P6" draw:layer="layout" svg:width="0.409cm" svg:height="0.41cm" svg:x="13.259cm" svg:y="17.915cm">
          <text:p/>
        </draw:rect>
        <draw:rect draw:style-name="gr10" draw:text-style-name="P6" draw:layer="layout" svg:width="0.41cm" svg:height="0.409cm" svg:x="13.713cm" svg:y="17.031cm">
          <text:p/>
        </draw:rect>
        <draw:rect draw:style-name="gr10" draw:text-style-name="P6" draw:layer="layout" svg:width="0.409cm" svg:height="0.409cm" svg:x="14.156cm" svg:y="17.031cm">
          <text:p/>
        </draw:rect>
        <draw:rect draw:style-name="gr10" draw:text-style-name="P6" draw:layer="layout" svg:width="0.409cm" svg:height="0.409cm" svg:x="14.598cm" svg:y="17.031cm">
          <text:p/>
        </draw:rect>
        <draw:rect draw:style-name="gr10" draw:text-style-name="P6" draw:layer="layout" svg:width="0.41cm" svg:height="0.409cm" svg:x="13.713cm" svg:y="17.473cm">
          <text:p/>
        </draw:rect>
        <draw:rect draw:style-name="gr10" draw:text-style-name="P6" draw:layer="layout" svg:width="0.409cm" svg:height="0.409cm" svg:x="14.156cm" svg:y="17.473cm">
          <text:p/>
        </draw:rect>
        <draw:rect draw:style-name="gr10" draw:text-style-name="P6" draw:layer="layout" svg:width="0.409cm" svg:height="0.409cm" svg:x="14.598cm" svg:y="17.473cm">
          <text:p/>
        </draw:rect>
        <draw:rect draw:style-name="gr10" draw:text-style-name="P6" draw:layer="layout" svg:width="0.41cm" svg:height="0.41cm" svg:x="13.713cm" svg:y="17.915cm">
          <text:p/>
        </draw:rect>
        <draw:rect draw:style-name="gr10" draw:text-style-name="P6" draw:layer="layout" svg:width="0.409cm" svg:height="0.41cm" svg:x="14.156cm" svg:y="17.915cm">
          <text:p/>
        </draw:rect>
        <draw:rect draw:style-name="gr10" draw:text-style-name="P6" draw:layer="layout" svg:width="0.409cm" svg:height="0.41cm" svg:x="14.598cm" svg:y="17.915cm">
          <text:p/>
        </draw:rect>
        <draw:rect draw:style-name="gr10" draw:text-style-name="P6" draw:layer="layout" svg:width="0.41cm" svg:height="0.409cm" svg:x="15.052cm" svg:y="17.031cm">
          <text:p/>
        </draw:rect>
        <draw:rect draw:style-name="gr10" draw:text-style-name="P6" draw:layer="layout" svg:width="0.409cm" svg:height="0.409cm" svg:x="15.495cm" svg:y="17.031cm">
          <text:p/>
        </draw:rect>
        <draw:rect draw:style-name="gr10" draw:text-style-name="P6" draw:layer="layout" svg:width="0.409cm" svg:height="0.409cm" svg:x="15.937cm" svg:y="17.031cm">
          <text:p/>
        </draw:rect>
        <draw:rect draw:style-name="gr10" draw:text-style-name="P6" draw:layer="layout" svg:width="0.41cm" svg:height="0.409cm" svg:x="15.052cm" svg:y="17.473cm">
          <text:p/>
        </draw:rect>
        <draw:rect draw:style-name="gr10" draw:text-style-name="P6" draw:layer="layout" svg:width="0.409cm" svg:height="0.409cm" svg:x="15.495cm" svg:y="17.473cm">
          <text:p/>
        </draw:rect>
        <draw:rect draw:style-name="gr10" draw:text-style-name="P6" draw:layer="layout" svg:width="0.409cm" svg:height="0.409cm" svg:x="15.937cm" svg:y="17.473cm">
          <text:p/>
        </draw:rect>
        <draw:rect draw:style-name="gr10" draw:text-style-name="P6" draw:layer="layout" svg:width="0.41cm" svg:height="0.41cm" svg:x="15.052cm" svg:y="17.915cm">
          <text:p/>
        </draw:rect>
        <draw:rect draw:style-name="gr10" draw:text-style-name="P6" draw:layer="layout" svg:width="0.409cm" svg:height="0.41cm" svg:x="15.495cm" svg:y="17.915cm">
          <text:p/>
        </draw:rect>
        <draw:rect draw:style-name="gr10" draw:text-style-name="P6" draw:layer="layout" svg:width="0.409cm" svg:height="0.41cm" svg:x="15.937cm" svg:y="17.915cm">
          <text:p/>
        </draw:rect>
        <draw:frame draw:style-name="gr13" draw:text-style-name="P13" draw:layer="layout" svg:width="2.581cm" svg:height="0.645cm" svg:x="9.342cm" svg:y="18.359cm">
          <draw:text-box>
            <text:p text:style-name="P12"><text:span text:style-name="T1">Move 2</text:span></text:p>
          </draw:text-box>
        </draw:frame>
        <draw:frame draw:style-name="gr13" draw:text-style-name="P13" draw:layer="layout" svg:width="2.581cm" svg:height="0.645cm" svg:x="13.543cm" svg:y="18.36cm">
          <draw:text-box>
            <text:p text:style-name="P12"><text:span text:style-name="T1">Move 3</text:span></text:p>
          </draw:text-box>
        </draw:frame>
        <draw:frame draw:style-name="gr13" draw:text-style-name="P13" draw:layer="layout" svg:width="2.581cm" svg:height="0.645cm" svg:x="4.743cm" svg:y="18.36cm">
          <draw:text-box>
            <text:p text:style-name="P12"><text:span text:style-name="T1">Move 1</text:span></text:p>
          </draw:text-box>
        </draw:frame>
        <draw:rect draw:style-name="gr7" draw:text-style-name="P7" draw:layer="layout" svg:width="0.409cm" svg:height="0.409cm" svg:x="3.414cm" svg:y="19.662cm">
          <text:p/>
        </draw:rect>
        <draw:rect draw:style-name="gr7" draw:text-style-name="P7" draw:layer="layout" svg:width="0.409cm" svg:height="0.409cm" svg:x="3.856cm" svg:y="19.662cm">
          <text:p/>
        </draw:rect>
        <draw:rect draw:style-name="gr7" draw:text-style-name="P7" draw:layer="layout" svg:width="0.41cm" svg:height="0.409cm" svg:x="4.298cm" svg:y="19.662cm">
          <text:p/>
        </draw:rect>
        <draw:rect draw:style-name="gr9" draw:text-style-name="P9" draw:layer="layout" svg:width="0.409cm" svg:height="0.41cm" svg:x="3.414cm" svg:y="20.104cm">
          <text:p/>
        </draw:rect>
        <draw:rect draw:style-name="gr9" draw:text-style-name="P9" draw:layer="layout" svg:width="0.409cm" svg:height="0.41cm" svg:x="3.856cm" svg:y="20.104cm">
          <text:p/>
        </draw:rect>
        <draw:rect draw:style-name="gr9" draw:text-style-name="P9" draw:layer="layout" svg:width="0.41cm" svg:height="0.41cm" svg:x="4.298cm" svg:y="20.104cm">
          <text:p/>
        </draw:rect>
        <draw:rect draw:style-name="gr8" draw:text-style-name="P8" draw:layer="layout" svg:width="0.409cm" svg:height="0.409cm" svg:x="3.414cm" svg:y="20.547cm">
          <text:p/>
        </draw:rect>
        <draw:rect draw:style-name="gr8" draw:text-style-name="P8" draw:layer="layout" svg:width="0.409cm" svg:height="0.409cm" svg:x="3.856cm" svg:y="20.547cm">
          <text:p/>
        </draw:rect>
        <draw:rect draw:style-name="gr8" draw:text-style-name="P8" draw:layer="layout" svg:width="0.41cm" svg:height="0.409cm" svg:x="4.298cm" svg:y="20.547cm">
          <text:p/>
        </draw:rect>
        <draw:rect draw:style-name="gr7" draw:text-style-name="P7" draw:layer="layout" svg:width="0.409cm" svg:height="0.409cm" svg:x="4.753cm" svg:y="19.662cm">
          <text:p/>
        </draw:rect>
        <draw:rect draw:style-name="gr7" draw:text-style-name="P7" draw:layer="layout" svg:width="0.409cm" svg:height="0.409cm" svg:x="5.195cm" svg:y="19.662cm">
          <text:p/>
        </draw:rect>
        <draw:rect draw:style-name="gr7" draw:text-style-name="P7" draw:layer="layout" svg:width="0.41cm" svg:height="0.409cm" svg:x="5.637cm" svg:y="19.662cm">
          <text:p/>
        </draw:rect>
        <draw:rect draw:style-name="gr9" draw:text-style-name="P9" draw:layer="layout" svg:width="0.409cm" svg:height="0.41cm" svg:x="4.753cm" svg:y="20.104cm">
          <text:p/>
        </draw:rect>
        <draw:rect draw:style-name="gr9" draw:text-style-name="P9" draw:layer="layout" svg:width="0.409cm" svg:height="0.41cm" svg:x="5.195cm" svg:y="20.104cm">
          <text:p/>
        </draw:rect>
        <draw:rect draw:style-name="gr9" draw:text-style-name="P9" draw:layer="layout" svg:width="0.41cm" svg:height="0.41cm" svg:x="5.637cm" svg:y="20.104cm">
          <text:p/>
        </draw:rect>
        <draw:rect draw:style-name="gr8" draw:text-style-name="P8" draw:layer="layout" svg:width="0.409cm" svg:height="0.409cm" svg:x="4.753cm" svg:y="20.547cm">
          <text:p/>
        </draw:rect>
        <draw:rect draw:style-name="gr8" draw:text-style-name="P8" draw:layer="layout" svg:width="0.409cm" svg:height="0.409cm" svg:x="5.195cm" svg:y="20.547cm">
          <text:p/>
        </draw:rect>
        <draw:rect draw:style-name="gr8" draw:text-style-name="P8" draw:layer="layout" svg:width="0.41cm" svg:height="0.409cm" svg:x="5.637cm" svg:y="20.547cm">
          <text:p/>
        </draw:rect>
        <draw:rect draw:style-name="gr7" draw:text-style-name="P7" draw:layer="layout" svg:width="0.409cm" svg:height="0.409cm" svg:x="6.092cm" svg:y="19.662cm">
          <text:p/>
        </draw:rect>
        <draw:rect draw:style-name="gr7" draw:text-style-name="P7" draw:layer="layout" svg:width="0.409cm" svg:height="0.409cm" svg:x="6.534cm" svg:y="19.662cm">
          <text:p/>
        </draw:rect>
        <draw:rect draw:style-name="gr7" draw:text-style-name="P7" draw:layer="layout" svg:width="0.41cm" svg:height="0.409cm" svg:x="6.976cm" svg:y="19.662cm">
          <text:p/>
        </draw:rect>
        <draw:rect draw:style-name="gr9" draw:text-style-name="P9" draw:layer="layout" svg:width="0.409cm" svg:height="0.41cm" svg:x="6.092cm" svg:y="20.104cm">
          <text:p/>
        </draw:rect>
        <draw:rect draw:style-name="gr9" draw:text-style-name="P9" draw:layer="layout" svg:width="0.409cm" svg:height="0.41cm" svg:x="6.534cm" svg:y="20.104cm">
          <text:p/>
        </draw:rect>
        <draw:rect draw:style-name="gr9" draw:text-style-name="P9" draw:layer="layout" svg:width="0.41cm" svg:height="0.41cm" svg:x="6.976cm" svg:y="20.104cm">
          <text:p/>
        </draw:rect>
        <draw:rect draw:style-name="gr8" draw:text-style-name="P8" draw:layer="layout" svg:width="0.409cm" svg:height="0.409cm" svg:x="6.092cm" svg:y="20.547cm">
          <text:p/>
        </draw:rect>
        <draw:rect draw:style-name="gr8" draw:text-style-name="P8" draw:layer="layout" svg:width="0.409cm" svg:height="0.409cm" svg:x="6.534cm" svg:y="20.547cm">
          <text:p/>
        </draw:rect>
        <draw:rect draw:style-name="gr8" draw:text-style-name="P8" draw:layer="layout" svg:width="0.41cm" svg:height="0.409cm" svg:x="6.976cm" svg:y="20.547cm">
          <text:p/>
        </draw:rect>
        <draw:rect draw:style-name="gr7" draw:text-style-name="P7" draw:layer="layout" svg:width="0.409cm" svg:height="0.409cm" svg:x="3.414cm" svg:y="21.001cm">
          <text:p/>
        </draw:rect>
        <draw:rect draw:style-name="gr7" draw:text-style-name="P7" draw:layer="layout" svg:width="0.409cm" svg:height="0.409cm" svg:x="3.856cm" svg:y="21.001cm">
          <text:p/>
        </draw:rect>
        <draw:rect draw:style-name="gr7" draw:text-style-name="P7" draw:layer="layout" svg:width="0.41cm" svg:height="0.409cm" svg:x="4.298cm" svg:y="21.001cm">
          <text:p/>
        </draw:rect>
        <draw:rect draw:style-name="gr9" draw:text-style-name="P9" draw:layer="layout" svg:width="0.409cm" svg:height="0.41cm" svg:x="3.414cm" svg:y="21.443cm">
          <text:p/>
        </draw:rect>
        <draw:rect draw:style-name="gr9" draw:text-style-name="P9" draw:layer="layout" svg:width="0.409cm" svg:height="0.41cm" svg:x="3.856cm" svg:y="21.443cm">
          <text:p/>
        </draw:rect>
        <draw:rect draw:style-name="gr9" draw:text-style-name="P9" draw:layer="layout" svg:width="0.41cm" svg:height="0.41cm" svg:x="4.298cm" svg:y="21.443cm">
          <text:p/>
        </draw:rect>
        <draw:rect draw:style-name="gr8" draw:text-style-name="P8" draw:layer="layout" svg:width="0.409cm" svg:height="0.409cm" svg:x="3.414cm" svg:y="21.886cm">
          <text:p/>
        </draw:rect>
        <draw:rect draw:style-name="gr8" draw:text-style-name="P8" draw:layer="layout" svg:width="0.409cm" svg:height="0.409cm" svg:x="3.856cm" svg:y="21.886cm">
          <text:p/>
        </draw:rect>
        <draw:rect draw:style-name="gr8" draw:text-style-name="P8" draw:layer="layout" svg:width="0.41cm" svg:height="0.409cm" svg:x="4.298cm" svg:y="21.886cm">
          <text:p/>
        </draw:rect>
        <draw:rect draw:style-name="gr7" draw:text-style-name="P7" draw:layer="layout" svg:width="0.409cm" svg:height="0.409cm" svg:x="4.753cm" svg:y="21.001cm">
          <text:p/>
        </draw:rect>
        <draw:rect draw:style-name="gr7" draw:text-style-name="P7" draw:layer="layout" svg:width="0.409cm" svg:height="0.409cm" svg:x="5.195cm" svg:y="21.001cm">
          <text:p/>
        </draw:rect>
        <draw:rect draw:style-name="gr7" draw:text-style-name="P7" draw:layer="layout" svg:width="0.41cm" svg:height="0.409cm" svg:x="5.637cm" svg:y="21.001cm">
          <text:p/>
        </draw:rect>
        <draw:rect draw:style-name="gr9" draw:text-style-name="P9" draw:layer="layout" svg:width="0.409cm" svg:height="0.41cm" svg:x="4.753cm" svg:y="21.443cm">
          <text:p/>
        </draw:rect>
        <draw:rect draw:style-name="gr9" draw:text-style-name="P9" draw:layer="layout" svg:width="0.409cm" svg:height="0.41cm" svg:x="5.195cm" svg:y="21.443cm">
          <text:p/>
        </draw:rect>
        <draw:rect draw:style-name="gr9" draw:text-style-name="P9" draw:layer="layout" svg:width="0.41cm" svg:height="0.41cm" svg:x="5.637cm" svg:y="21.443cm">
          <text:p/>
        </draw:rect>
        <draw:rect draw:style-name="gr8" draw:text-style-name="P8" draw:layer="layout" svg:width="0.409cm" svg:height="0.409cm" svg:x="4.753cm" svg:y="21.886cm">
          <text:p/>
        </draw:rect>
        <draw:rect draw:style-name="gr8" draw:text-style-name="P8" draw:layer="layout" svg:width="0.409cm" svg:height="0.409cm" svg:x="5.195cm" svg:y="21.886cm">
          <text:p/>
        </draw:rect>
        <draw:rect draw:style-name="gr8" draw:text-style-name="P8" draw:layer="layout" svg:width="0.41cm" svg:height="0.409cm" svg:x="5.637cm" svg:y="21.886cm">
          <text:p/>
        </draw:rect>
        <draw:rect draw:style-name="gr7" draw:text-style-name="P7" draw:layer="layout" svg:width="0.409cm" svg:height="0.409cm" svg:x="6.092cm" svg:y="21.001cm">
          <text:p/>
        </draw:rect>
        <draw:rect draw:style-name="gr7" draw:text-style-name="P7" draw:layer="layout" svg:width="0.409cm" svg:height="0.409cm" svg:x="6.534cm" svg:y="21.001cm">
          <text:p/>
        </draw:rect>
        <draw:rect draw:style-name="gr7" draw:text-style-name="P7" draw:layer="layout" svg:width="0.41cm" svg:height="0.409cm" svg:x="6.976cm" svg:y="21.001cm">
          <text:p/>
        </draw:rect>
        <draw:rect draw:style-name="gr9" draw:text-style-name="P9" draw:layer="layout" svg:width="0.409cm" svg:height="0.41cm" svg:x="6.092cm" svg:y="21.443cm">
          <text:p/>
        </draw:rect>
        <draw:rect draw:style-name="gr9" draw:text-style-name="P9" draw:layer="layout" svg:width="0.409cm" svg:height="0.41cm" svg:x="6.534cm" svg:y="21.443cm">
          <text:p/>
        </draw:rect>
        <draw:rect draw:style-name="gr9" draw:text-style-name="P9" draw:layer="layout" svg:width="0.41cm" svg:height="0.41cm" svg:x="6.976cm" svg:y="21.443cm">
          <text:p/>
        </draw:rect>
        <draw:rect draw:style-name="gr8" draw:text-style-name="P8" draw:layer="layout" svg:width="0.409cm" svg:height="0.409cm" svg:x="6.092cm" svg:y="21.886cm">
          <text:p/>
        </draw:rect>
        <draw:rect draw:style-name="gr8" draw:text-style-name="P8" draw:layer="layout" svg:width="0.409cm" svg:height="0.409cm" svg:x="6.534cm" svg:y="21.886cm">
          <text:p/>
        </draw:rect>
        <draw:rect draw:style-name="gr8" draw:text-style-name="P8" draw:layer="layout" svg:width="0.41cm" svg:height="0.409cm" svg:x="6.976cm" svg:y="21.886cm">
          <text:p/>
        </draw:rect>
        <draw:rect draw:style-name="gr7" draw:text-style-name="P7" draw:layer="layout" svg:width="0.409cm" svg:height="0.409cm" svg:x="3.414cm" svg:y="22.34cm">
          <text:p/>
        </draw:rect>
        <draw:rect draw:style-name="gr7" draw:text-style-name="P7" draw:layer="layout" svg:width="0.409cm" svg:height="0.409cm" svg:x="3.856cm" svg:y="22.34cm">
          <text:p/>
        </draw:rect>
        <draw:rect draw:style-name="gr7" draw:text-style-name="P7" draw:layer="layout" svg:width="0.41cm" svg:height="0.409cm" svg:x="4.298cm" svg:y="22.34cm">
          <text:p/>
        </draw:rect>
        <draw:rect draw:style-name="gr9" draw:text-style-name="P9" draw:layer="layout" svg:width="0.409cm" svg:height="0.41cm" svg:x="3.414cm" svg:y="22.782cm">
          <text:p/>
        </draw:rect>
        <draw:rect draw:style-name="gr9" draw:text-style-name="P9" draw:layer="layout" svg:width="0.409cm" svg:height="0.41cm" svg:x="3.856cm" svg:y="22.782cm">
          <text:p/>
        </draw:rect>
        <draw:rect draw:style-name="gr9" draw:text-style-name="P9" draw:layer="layout" svg:width="0.41cm" svg:height="0.41cm" svg:x="4.298cm" svg:y="22.782cm">
          <text:p/>
        </draw:rect>
        <draw:rect draw:style-name="gr8" draw:text-style-name="P8" draw:layer="layout" svg:width="0.409cm" svg:height="0.409cm" svg:x="3.414cm" svg:y="23.225cm">
          <text:p/>
        </draw:rect>
        <draw:rect draw:style-name="gr8" draw:text-style-name="P8" draw:layer="layout" svg:width="0.409cm" svg:height="0.409cm" svg:x="3.856cm" svg:y="23.225cm">
          <text:p/>
        </draw:rect>
        <draw:rect draw:style-name="gr8" draw:text-style-name="P8" draw:layer="layout" svg:width="0.41cm" svg:height="0.409cm" svg:x="4.298cm" svg:y="23.225cm">
          <text:p/>
        </draw:rect>
        <draw:rect draw:style-name="gr7" draw:text-style-name="P7" draw:layer="layout" svg:width="0.409cm" svg:height="0.409cm" svg:x="4.753cm" svg:y="22.34cm">
          <text:p/>
        </draw:rect>
        <draw:rect draw:style-name="gr7" draw:text-style-name="P7" draw:layer="layout" svg:width="0.409cm" svg:height="0.409cm" svg:x="5.195cm" svg:y="22.34cm">
          <text:p/>
        </draw:rect>
        <draw:rect draw:style-name="gr7" draw:text-style-name="P7" draw:layer="layout" svg:width="0.41cm" svg:height="0.409cm" svg:x="5.637cm" svg:y="22.34cm">
          <text:p/>
        </draw:rect>
        <draw:rect draw:style-name="gr9" draw:text-style-name="P9" draw:layer="layout" svg:width="0.409cm" svg:height="0.41cm" svg:x="4.753cm" svg:y="22.782cm">
          <text:p/>
        </draw:rect>
        <draw:rect draw:style-name="gr9" draw:text-style-name="P9" draw:layer="layout" svg:width="0.409cm" svg:height="0.41cm" svg:x="5.195cm" svg:y="22.782cm">
          <text:p/>
        </draw:rect>
        <draw:rect draw:style-name="gr9" draw:text-style-name="P9" draw:layer="layout" svg:width="0.41cm" svg:height="0.41cm" svg:x="5.637cm" svg:y="22.782cm">
          <text:p/>
        </draw:rect>
        <draw:rect draw:style-name="gr8" draw:text-style-name="P8" draw:layer="layout" svg:width="0.409cm" svg:height="0.409cm" svg:x="4.753cm" svg:y="23.225cm">
          <text:p/>
        </draw:rect>
        <draw:rect draw:style-name="gr8" draw:text-style-name="P8" draw:layer="layout" svg:width="0.409cm" svg:height="0.409cm" svg:x="5.195cm" svg:y="23.225cm">
          <text:p/>
        </draw:rect>
        <draw:rect draw:style-name="gr8" draw:text-style-name="P8" draw:layer="layout" svg:width="0.41cm" svg:height="0.409cm" svg:x="5.637cm" svg:y="23.225cm">
          <text:p/>
        </draw:rect>
        <draw:rect draw:style-name="gr7" draw:text-style-name="P7" draw:layer="layout" svg:width="0.409cm" svg:height="0.409cm" svg:x="6.092cm" svg:y="22.34cm">
          <text:p/>
        </draw:rect>
        <draw:rect draw:style-name="gr7" draw:text-style-name="P7" draw:layer="layout" svg:width="0.409cm" svg:height="0.409cm" svg:x="6.534cm" svg:y="22.34cm">
          <text:p/>
        </draw:rect>
        <draw:rect draw:style-name="gr7" draw:text-style-name="P7" draw:layer="layout" svg:width="0.41cm" svg:height="0.409cm" svg:x="6.976cm" svg:y="22.34cm">
          <text:p/>
        </draw:rect>
        <draw:rect draw:style-name="gr9" draw:text-style-name="P9" draw:layer="layout" svg:width="0.409cm" svg:height="0.41cm" svg:x="6.092cm" svg:y="22.782cm">
          <text:p/>
        </draw:rect>
        <draw:rect draw:style-name="gr9" draw:text-style-name="P9" draw:layer="layout" svg:width="0.409cm" svg:height="0.41cm" svg:x="6.534cm" svg:y="22.782cm">
          <text:p/>
        </draw:rect>
        <draw:rect draw:style-name="gr9" draw:text-style-name="P9" draw:layer="layout" svg:width="0.41cm" svg:height="0.41cm" svg:x="6.976cm" svg:y="22.782cm">
          <text:p/>
        </draw:rect>
        <draw:rect draw:style-name="gr8" draw:text-style-name="P8" draw:layer="layout" svg:width="0.409cm" svg:height="0.409cm" svg:x="6.092cm" svg:y="23.225cm">
          <text:p/>
        </draw:rect>
        <draw:rect draw:style-name="gr8" draw:text-style-name="P8" draw:layer="layout" svg:width="0.409cm" svg:height="0.409cm" svg:x="6.534cm" svg:y="23.225cm">
          <text:p/>
        </draw:rect>
        <draw:rect draw:style-name="gr8" draw:text-style-name="P8" draw:layer="layout" svg:width="0.41cm" svg:height="0.409cm" svg:x="6.976cm" svg:y="23.225cm">
          <text:p/>
        </draw:rect>
        <draw:rect draw:style-name="gr14" draw:text-style-name="P14" draw:layer="layout" svg:width="3.669cm" svg:height="1.297cm" svg:x="11.661cm" svg:y="19.658cm">
          <text:p text:style-name="P1">Memory 0</text:p>
        </draw:rect>
        <draw:rect draw:style-name="gr15" draw:text-style-name="P15" draw:layer="layout" svg:width="3.669cm" svg:height="1.297cm" svg:x="11.662cm" svg:y="21.003cm">
          <text:p text:style-name="P1">Memory 1</text:p>
        </draw:rect>
        <draw:rect draw:style-name="gr16" draw:text-style-name="P16" draw:layer="layout" svg:width="3.669cm" svg:height="1.297cm" svg:x="11.662cm" svg:y="22.34cm">
          <text:p text:style-name="P1">Memory 2</text:p>
        </draw:rect>
        <draw:line draw:style-name="gr17" draw:text-style-name="P17" draw:layer="layout" svg:x1="7.517cm" svg:y1="19.826cm" svg:x2="11.554cm" svg:y2="19.835cm">
          <text:p/>
        </draw:line>
        <draw:line draw:style-name="gr17" draw:text-style-name="P17" draw:layer="layout" svg:x1="7.488cm" svg:y1="21.22cm" svg:x2="11.421cm" svg:y2="20.179cm">
          <text:p/>
        </draw:line>
        <draw:line draw:style-name="gr17" draw:text-style-name="P17" draw:layer="layout" svg:x1="7.47cm" svg:y1="22.569cm" svg:x2="11.377cm" svg:y2="20.488cm">
          <text:p/>
        </draw:line>
        <draw:line draw:style-name="gr18" draw:text-style-name="P17" draw:layer="layout" svg:x1="7.532cm" svg:y1="20.311cm" svg:x2="11.456cm" svg:y2="21.211cm">
          <text:p/>
        </draw:line>
        <draw:line draw:style-name="gr18" draw:text-style-name="P17" draw:layer="layout" svg:x1="7.497cm" svg:y1="21.687cm" svg:x2="11.403cm" svg:y2="21.678cm">
          <text:p/>
        </draw:line>
        <draw:line draw:style-name="gr18" draw:text-style-name="P17" draw:layer="layout" svg:x1="7.479cm" svg:y1="23.045cm" svg:x2="11.315cm" svg:y2="21.978cm">
          <text:p/>
        </draw:line>
        <draw:line draw:style-name="gr19" draw:text-style-name="P17" draw:layer="layout" svg:x1="7.541cm" svg:y1="20.77cm" svg:x2="11.465cm" svg:y2="22.639cm">
          <text:p/>
        </draw:line>
        <draw:line draw:style-name="gr19" draw:text-style-name="P17" draw:layer="layout" svg:x1="7.594cm" svg:y1="22.057cm" svg:x2="11.527cm" svg:y2="23.028cm">
          <text:p/>
        </draw:line>
        <draw:line draw:style-name="gr19" draw:text-style-name="P17" draw:layer="layout" svg:x1="7.532cm" svg:y1="23.371cm" svg:x2="11.58cm" svg:y2="23.363cm">
          <text:p/>
        </draw:line>
        <draw:frame draw:style-name="gr20" draw:text-style-name="P18" draw:layer="layout" svg:width="0.697cm" svg:height="4.175cm" svg:x="2.672cm" svg:y="19.588cm">
          <draw:text-box>
            <text:p text:style-name="P12"><text:span text:style-name="T4">0</text:span></text:p>
            <text:p text:style-name="P12"><text:span text:style-name="T5">1</text:span></text:p>
            <text:p text:style-name="P12"><text:span text:style-name="T6">2</text:span></text:p>
            <text:p text:style-name="P12"><text:span text:style-name="T4">0</text:span></text:p>
            <text:p text:style-name="P12"><text:span text:style-name="T5">1</text:span></text:p>
            <text:p text:style-name="P12"><text:span text:style-name="T6">2</text:span></text:p>
            <text:p text:style-name="P12"><text:span text:style-name="T4">0</text:span></text:p>
            <text:p text:style-name="P12"><text:span text:style-name="T5">1</text:span></text:p>
            <text:p text:style-name="P12"><text:span text:style-name="T6">2</text:span></text:p>
          </draw:text-box>
        </draw:frame>
        <draw:rect draw:style-name="gr7" draw:text-style-name="P7" draw:layer="layout" svg:width="0.409cm" svg:height="0.409cm" svg:x="3.415cm" svg:y="24.463cm">
          <text:p/>
        </draw:rect>
        <draw:rect draw:style-name="gr7" draw:text-style-name="P7" draw:layer="layout" svg:width="0.409cm" svg:height="0.409cm" svg:x="3.857cm" svg:y="24.463cm">
          <text:p/>
        </draw:rect>
        <draw:rect draw:style-name="gr7" draw:text-style-name="P7" draw:layer="layout" svg:width="0.41cm" svg:height="0.409cm" svg:x="4.299cm" svg:y="24.463cm">
          <text:p/>
        </draw:rect>
        <draw:rect draw:style-name="gr9" draw:text-style-name="P9" draw:layer="layout" svg:width="0.409cm" svg:height="0.41cm" svg:x="3.415cm" svg:y="24.905cm">
          <text:p/>
        </draw:rect>
        <draw:rect draw:style-name="gr9" draw:text-style-name="P9" draw:layer="layout" svg:width="0.409cm" svg:height="0.41cm" svg:x="3.857cm" svg:y="24.905cm">
          <text:p/>
        </draw:rect>
        <draw:rect draw:style-name="gr9" draw:text-style-name="P9" draw:layer="layout" svg:width="0.41cm" svg:height="0.41cm" svg:x="4.299cm" svg:y="24.905cm">
          <text:p/>
        </draw:rect>
        <draw:rect draw:style-name="gr8" draw:text-style-name="P8" draw:layer="layout" svg:width="0.409cm" svg:height="0.409cm" svg:x="3.415cm" svg:y="25.348cm">
          <text:p/>
        </draw:rect>
        <draw:rect draw:style-name="gr8" draw:text-style-name="P8" draw:layer="layout" svg:width="0.409cm" svg:height="0.409cm" svg:x="3.857cm" svg:y="25.348cm">
          <text:p/>
        </draw:rect>
        <draw:rect draw:style-name="gr8" draw:text-style-name="P8" draw:layer="layout" svg:width="0.41cm" svg:height="0.409cm" svg:x="4.299cm" svg:y="25.348cm">
          <text:p/>
        </draw:rect>
        <draw:rect draw:style-name="gr7" draw:text-style-name="P7" draw:layer="layout" svg:width="0.409cm" svg:height="0.409cm" svg:x="4.754cm" svg:y="24.463cm">
          <text:p/>
        </draw:rect>
        <draw:rect draw:style-name="gr7" draw:text-style-name="P7" draw:layer="layout" svg:width="0.409cm" svg:height="0.409cm" svg:x="5.196cm" svg:y="24.463cm">
          <text:p/>
        </draw:rect>
        <draw:rect draw:style-name="gr7" draw:text-style-name="P7" draw:layer="layout" svg:width="0.41cm" svg:height="0.409cm" svg:x="5.638cm" svg:y="24.463cm">
          <text:p/>
        </draw:rect>
        <draw:rect draw:style-name="gr9" draw:text-style-name="P9" draw:layer="layout" svg:width="0.409cm" svg:height="0.41cm" svg:x="4.754cm" svg:y="24.905cm">
          <text:p/>
        </draw:rect>
        <draw:rect draw:style-name="gr9" draw:text-style-name="P9" draw:layer="layout" svg:width="0.409cm" svg:height="0.41cm" svg:x="5.196cm" svg:y="24.905cm">
          <text:p/>
        </draw:rect>
        <draw:rect draw:style-name="gr9" draw:text-style-name="P9" draw:layer="layout" svg:width="0.41cm" svg:height="0.41cm" svg:x="5.638cm" svg:y="24.905cm">
          <text:p/>
        </draw:rect>
        <draw:rect draw:style-name="gr8" draw:text-style-name="P8" draw:layer="layout" svg:width="0.409cm" svg:height="0.409cm" svg:x="4.754cm" svg:y="25.348cm">
          <text:p/>
        </draw:rect>
        <draw:rect draw:style-name="gr8" draw:text-style-name="P8" draw:layer="layout" svg:width="0.409cm" svg:height="0.409cm" svg:x="5.196cm" svg:y="25.348cm">
          <text:p/>
        </draw:rect>
        <draw:rect draw:style-name="gr8" draw:text-style-name="P8" draw:layer="layout" svg:width="0.41cm" svg:height="0.409cm" svg:x="5.638cm" svg:y="25.348cm">
          <text:p/>
        </draw:rect>
        <draw:rect draw:style-name="gr7" draw:text-style-name="P7" draw:layer="layout" svg:width="0.409cm" svg:height="0.409cm" svg:x="6.093cm" svg:y="24.463cm">
          <text:p/>
        </draw:rect>
        <draw:rect draw:style-name="gr7" draw:text-style-name="P7" draw:layer="layout" svg:width="0.409cm" svg:height="0.409cm" svg:x="6.535cm" svg:y="24.463cm">
          <text:p/>
        </draw:rect>
        <draw:rect draw:style-name="gr7" draw:text-style-name="P7" draw:layer="layout" svg:width="0.41cm" svg:height="0.409cm" svg:x="6.977cm" svg:y="24.463cm">
          <text:p/>
        </draw:rect>
        <draw:rect draw:style-name="gr9" draw:text-style-name="P9" draw:layer="layout" svg:width="0.409cm" svg:height="0.41cm" svg:x="6.093cm" svg:y="24.905cm">
          <text:p/>
        </draw:rect>
        <draw:rect draw:style-name="gr9" draw:text-style-name="P9" draw:layer="layout" svg:width="0.409cm" svg:height="0.41cm" svg:x="6.535cm" svg:y="24.905cm">
          <text:p/>
        </draw:rect>
        <draw:rect draw:style-name="gr9" draw:text-style-name="P9" draw:layer="layout" svg:width="0.41cm" svg:height="0.41cm" svg:x="6.977cm" svg:y="24.905cm">
          <text:p/>
        </draw:rect>
        <draw:rect draw:style-name="gr8" draw:text-style-name="P8" draw:layer="layout" svg:width="0.409cm" svg:height="0.409cm" svg:x="6.093cm" svg:y="25.348cm">
          <text:p/>
        </draw:rect>
        <draw:rect draw:style-name="gr8" draw:text-style-name="P8" draw:layer="layout" svg:width="0.409cm" svg:height="0.409cm" svg:x="6.535cm" svg:y="25.348cm">
          <text:p/>
        </draw:rect>
        <draw:rect draw:style-name="gr8" draw:text-style-name="P8" draw:layer="layout" svg:width="0.41cm" svg:height="0.409cm" svg:x="6.977cm" svg:y="25.348cm">
          <text:p/>
        </draw:rect>
        <draw:rect draw:style-name="gr7" draw:text-style-name="P7" draw:layer="layout" svg:width="0.409cm" svg:height="0.409cm" svg:x="3.415cm" svg:y="25.802cm">
          <text:p/>
        </draw:rect>
        <draw:rect draw:style-name="gr7" draw:text-style-name="P7" draw:layer="layout" svg:width="0.409cm" svg:height="0.409cm" svg:x="3.857cm" svg:y="25.802cm">
          <text:p/>
        </draw:rect>
        <draw:rect draw:style-name="gr7" draw:text-style-name="P7" draw:layer="layout" svg:width="0.41cm" svg:height="0.409cm" svg:x="4.299cm" svg:y="25.802cm">
          <text:p/>
        </draw:rect>
        <draw:rect draw:style-name="gr9" draw:text-style-name="P9" draw:layer="layout" svg:width="0.409cm" svg:height="0.41cm" svg:x="3.415cm" svg:y="26.244cm">
          <text:p/>
        </draw:rect>
        <draw:rect draw:style-name="gr9" draw:text-style-name="P9" draw:layer="layout" svg:width="0.409cm" svg:height="0.41cm" svg:x="3.857cm" svg:y="26.244cm">
          <text:p/>
        </draw:rect>
        <draw:rect draw:style-name="gr9" draw:text-style-name="P9" draw:layer="layout" svg:width="0.41cm" svg:height="0.41cm" svg:x="4.299cm" svg:y="26.244cm">
          <text:p/>
        </draw:rect>
        <draw:rect draw:style-name="gr8" draw:text-style-name="P8" draw:layer="layout" svg:width="0.409cm" svg:height="0.409cm" svg:x="3.415cm" svg:y="26.687cm">
          <text:p/>
        </draw:rect>
        <draw:rect draw:style-name="gr8" draw:text-style-name="P8" draw:layer="layout" svg:width="0.409cm" svg:height="0.409cm" svg:x="3.857cm" svg:y="26.687cm">
          <text:p/>
        </draw:rect>
        <draw:rect draw:style-name="gr8" draw:text-style-name="P8" draw:layer="layout" svg:width="0.41cm" svg:height="0.409cm" svg:x="4.299cm" svg:y="26.687cm">
          <text:p/>
        </draw:rect>
        <draw:rect draw:style-name="gr7" draw:text-style-name="P7" draw:layer="layout" svg:width="0.409cm" svg:height="0.409cm" svg:x="4.754cm" svg:y="25.802cm">
          <text:p/>
        </draw:rect>
        <draw:rect draw:style-name="gr7" draw:text-style-name="P7" draw:layer="layout" svg:width="0.409cm" svg:height="0.409cm" svg:x="5.196cm" svg:y="25.802cm">
          <text:p/>
        </draw:rect>
        <draw:rect draw:style-name="gr7" draw:text-style-name="P7" draw:layer="layout" svg:width="0.41cm" svg:height="0.409cm" svg:x="5.638cm" svg:y="25.802cm">
          <text:p/>
        </draw:rect>
        <draw:rect draw:style-name="gr9" draw:text-style-name="P9" draw:layer="layout" svg:width="0.409cm" svg:height="0.41cm" svg:x="4.754cm" svg:y="26.244cm">
          <text:p/>
        </draw:rect>
        <draw:rect draw:style-name="gr9" draw:text-style-name="P9" draw:layer="layout" svg:width="0.409cm" svg:height="0.41cm" svg:x="5.196cm" svg:y="26.244cm">
          <text:p/>
        </draw:rect>
        <draw:rect draw:style-name="gr9" draw:text-style-name="P9" draw:layer="layout" svg:width="0.41cm" svg:height="0.41cm" svg:x="5.638cm" svg:y="26.244cm">
          <text:p/>
        </draw:rect>
        <draw:rect draw:style-name="gr8" draw:text-style-name="P8" draw:layer="layout" svg:width="0.409cm" svg:height="0.409cm" svg:x="4.754cm" svg:y="26.687cm">
          <text:p/>
        </draw:rect>
        <draw:rect draw:style-name="gr8" draw:text-style-name="P8" draw:layer="layout" svg:width="0.409cm" svg:height="0.409cm" svg:x="5.196cm" svg:y="26.687cm">
          <text:p/>
        </draw:rect>
        <draw:rect draw:style-name="gr8" draw:text-style-name="P8" draw:layer="layout" svg:width="0.41cm" svg:height="0.409cm" svg:x="5.638cm" svg:y="26.687cm">
          <text:p/>
        </draw:rect>
        <draw:rect draw:style-name="gr7" draw:text-style-name="P7" draw:layer="layout" svg:width="0.409cm" svg:height="0.409cm" svg:x="6.093cm" svg:y="25.802cm">
          <text:p/>
        </draw:rect>
        <draw:rect draw:style-name="gr7" draw:text-style-name="P7" draw:layer="layout" svg:width="0.409cm" svg:height="0.409cm" svg:x="6.535cm" svg:y="25.802cm">
          <text:p/>
        </draw:rect>
        <draw:rect draw:style-name="gr7" draw:text-style-name="P7" draw:layer="layout" svg:width="0.41cm" svg:height="0.409cm" svg:x="6.977cm" svg:y="25.802cm">
          <text:p/>
        </draw:rect>
        <draw:rect draw:style-name="gr9" draw:text-style-name="P9" draw:layer="layout" svg:width="0.409cm" svg:height="0.41cm" svg:x="6.093cm" svg:y="26.244cm">
          <text:p/>
        </draw:rect>
        <draw:rect draw:style-name="gr9" draw:text-style-name="P9" draw:layer="layout" svg:width="0.409cm" svg:height="0.41cm" svg:x="6.535cm" svg:y="26.244cm">
          <text:p/>
        </draw:rect>
        <draw:rect draw:style-name="gr9" draw:text-style-name="P9" draw:layer="layout" svg:width="0.41cm" svg:height="0.41cm" svg:x="6.977cm" svg:y="26.244cm">
          <text:p/>
        </draw:rect>
        <draw:rect draw:style-name="gr8" draw:text-style-name="P8" draw:layer="layout" svg:width="0.409cm" svg:height="0.409cm" svg:x="6.093cm" svg:y="26.687cm">
          <text:p/>
        </draw:rect>
        <draw:rect draw:style-name="gr8" draw:text-style-name="P8" draw:layer="layout" svg:width="0.409cm" svg:height="0.409cm" svg:x="6.535cm" svg:y="26.687cm">
          <text:p/>
        </draw:rect>
        <draw:rect draw:style-name="gr8" draw:text-style-name="P8" draw:layer="layout" svg:width="0.41cm" svg:height="0.409cm" svg:x="6.977cm" svg:y="26.687cm">
          <text:p/>
        </draw:rect>
        <draw:rect draw:style-name="gr7" draw:text-style-name="P7" draw:layer="layout" svg:width="0.409cm" svg:height="0.409cm" svg:x="3.415cm" svg:y="27.141cm">
          <text:p/>
        </draw:rect>
        <draw:rect draw:style-name="gr7" draw:text-style-name="P7" draw:layer="layout" svg:width="0.409cm" svg:height="0.409cm" svg:x="3.857cm" svg:y="27.141cm">
          <text:p/>
        </draw:rect>
        <draw:rect draw:style-name="gr7" draw:text-style-name="P7" draw:layer="layout" svg:width="0.41cm" svg:height="0.409cm" svg:x="4.299cm" svg:y="27.141cm">
          <text:p/>
        </draw:rect>
        <draw:rect draw:style-name="gr9" draw:text-style-name="P9" draw:layer="layout" svg:width="0.409cm" svg:height="0.41cm" svg:x="3.415cm" svg:y="27.583cm">
          <text:p/>
        </draw:rect>
        <draw:rect draw:style-name="gr9" draw:text-style-name="P9" draw:layer="layout" svg:width="0.409cm" svg:height="0.41cm" svg:x="3.857cm" svg:y="27.583cm">
          <text:p/>
        </draw:rect>
        <draw:rect draw:style-name="gr9" draw:text-style-name="P9" draw:layer="layout" svg:width="0.41cm" svg:height="0.41cm" svg:x="4.299cm" svg:y="27.583cm">
          <text:p/>
        </draw:rect>
        <draw:rect draw:style-name="gr8" draw:text-style-name="P8" draw:layer="layout" svg:width="0.409cm" svg:height="0.409cm" svg:x="3.415cm" svg:y="28.026cm">
          <text:p/>
        </draw:rect>
        <draw:rect draw:style-name="gr8" draw:text-style-name="P8" draw:layer="layout" svg:width="0.409cm" svg:height="0.409cm" svg:x="3.857cm" svg:y="28.026cm">
          <text:p/>
        </draw:rect>
        <draw:rect draw:style-name="gr8" draw:text-style-name="P8" draw:layer="layout" svg:width="0.41cm" svg:height="0.409cm" svg:x="4.299cm" svg:y="28.026cm">
          <text:p/>
        </draw:rect>
        <draw:rect draw:style-name="gr7" draw:text-style-name="P7" draw:layer="layout" svg:width="0.409cm" svg:height="0.409cm" svg:x="4.754cm" svg:y="27.141cm">
          <text:p/>
        </draw:rect>
        <draw:rect draw:style-name="gr7" draw:text-style-name="P7" draw:layer="layout" svg:width="0.409cm" svg:height="0.409cm" svg:x="5.196cm" svg:y="27.141cm">
          <text:p/>
        </draw:rect>
        <draw:rect draw:style-name="gr7" draw:text-style-name="P7" draw:layer="layout" svg:width="0.41cm" svg:height="0.409cm" svg:x="5.638cm" svg:y="27.141cm">
          <text:p/>
        </draw:rect>
        <draw:rect draw:style-name="gr9" draw:text-style-name="P9" draw:layer="layout" svg:width="0.409cm" svg:height="0.41cm" svg:x="4.754cm" svg:y="27.583cm">
          <text:p/>
        </draw:rect>
        <draw:rect draw:style-name="gr9" draw:text-style-name="P9" draw:layer="layout" svg:width="0.409cm" svg:height="0.41cm" svg:x="5.196cm" svg:y="27.583cm">
          <text:p/>
        </draw:rect>
        <draw:rect draw:style-name="gr9" draw:text-style-name="P9" draw:layer="layout" svg:width="0.41cm" svg:height="0.41cm" svg:x="5.638cm" svg:y="27.583cm">
          <text:p/>
        </draw:rect>
        <draw:rect draw:style-name="gr8" draw:text-style-name="P8" draw:layer="layout" svg:width="0.409cm" svg:height="0.409cm" svg:x="4.754cm" svg:y="28.026cm">
          <text:p/>
        </draw:rect>
        <draw:rect draw:style-name="gr8" draw:text-style-name="P8" draw:layer="layout" svg:width="0.409cm" svg:height="0.409cm" svg:x="5.196cm" svg:y="28.026cm">
          <text:p/>
        </draw:rect>
        <draw:rect draw:style-name="gr8" draw:text-style-name="P8" draw:layer="layout" svg:width="0.41cm" svg:height="0.409cm" svg:x="5.638cm" svg:y="28.026cm">
          <text:p/>
        </draw:rect>
        <draw:rect draw:style-name="gr7" draw:text-style-name="P7" draw:layer="layout" svg:width="0.409cm" svg:height="0.409cm" svg:x="6.093cm" svg:y="27.141cm">
          <text:p/>
        </draw:rect>
        <draw:rect draw:style-name="gr7" draw:text-style-name="P7" draw:layer="layout" svg:width="0.409cm" svg:height="0.409cm" svg:x="6.535cm" svg:y="27.141cm">
          <text:p/>
        </draw:rect>
        <draw:rect draw:style-name="gr7" draw:text-style-name="P7" draw:layer="layout" svg:width="0.41cm" svg:height="0.409cm" svg:x="6.977cm" svg:y="27.141cm">
          <text:p/>
        </draw:rect>
        <draw:rect draw:style-name="gr9" draw:text-style-name="P9" draw:layer="layout" svg:width="0.409cm" svg:height="0.41cm" svg:x="6.093cm" svg:y="27.583cm">
          <text:p/>
        </draw:rect>
        <draw:rect draw:style-name="gr9" draw:text-style-name="P9" draw:layer="layout" svg:width="0.409cm" svg:height="0.41cm" svg:x="6.535cm" svg:y="27.583cm">
          <text:p/>
        </draw:rect>
        <draw:rect draw:style-name="gr9" draw:text-style-name="P9" draw:layer="layout" svg:width="0.41cm" svg:height="0.41cm" svg:x="6.977cm" svg:y="27.583cm">
          <text:p/>
        </draw:rect>
        <draw:rect draw:style-name="gr8" draw:text-style-name="P8" draw:layer="layout" svg:width="0.409cm" svg:height="0.409cm" svg:x="6.093cm" svg:y="28.026cm">
          <text:p/>
        </draw:rect>
        <draw:rect draw:style-name="gr8" draw:text-style-name="P8" draw:layer="layout" svg:width="0.409cm" svg:height="0.409cm" svg:x="6.535cm" svg:y="28.026cm">
          <text:p/>
        </draw:rect>
        <draw:rect draw:style-name="gr8" draw:text-style-name="P8" draw:layer="layout" svg:width="0.41cm" svg:height="0.409cm" svg:x="6.977cm" svg:y="28.026cm">
          <text:p/>
        </draw:rect>
        <draw:rect draw:style-name="gr14" draw:text-style-name="P14" draw:layer="layout" svg:width="3.669cm" svg:height="1.297cm" svg:x="11.662cm" svg:y="24.459cm">
          <text:p text:style-name="P1">Memory 0</text:p>
        </draw:rect>
        <draw:rect draw:style-name="gr15" draw:text-style-name="P15" draw:layer="layout" svg:width="3.669cm" svg:height="1.297cm" svg:x="11.663cm" svg:y="25.804cm">
          <text:p text:style-name="P1">Memory 1</text:p>
        </draw:rect>
        <draw:rect draw:style-name="gr16" draw:text-style-name="P16" draw:layer="layout" svg:width="3.669cm" svg:height="1.297cm" svg:x="11.663cm" svg:y="27.141cm">
          <text:p text:style-name="P1">Memory 2</text:p>
        </draw:rect>
        <draw:line draw:style-name="gr17" draw:text-style-name="P17" draw:layer="layout" svg:x1="7.518cm" svg:y1="24.627cm" svg:x2="11.555cm" svg:y2="24.636cm">
          <text:p/>
        </draw:line>
        <draw:line draw:style-name="gr17" draw:text-style-name="P17" draw:layer="layout" svg:x1="7.489cm" svg:y1="26.021cm" svg:x2="11.422cm" svg:y2="24.98cm">
          <text:p/>
        </draw:line>
        <draw:line draw:style-name="gr17" draw:text-style-name="P17" draw:layer="layout" svg:x1="7.471cm" svg:y1="27.37cm" svg:x2="11.378cm" svg:y2="25.289cm">
          <text:p/>
        </draw:line>
        <draw:line draw:style-name="gr18" draw:text-style-name="P17" draw:layer="layout" svg:x1="7.533cm" svg:y1="25.112cm" svg:x2="11.457cm" svg:y2="26.012cm">
          <text:p/>
        </draw:line>
        <draw:line draw:style-name="gr18" draw:text-style-name="P17" draw:layer="layout" svg:x1="7.498cm" svg:y1="26.488cm" svg:x2="11.404cm" svg:y2="26.479cm">
          <text:p/>
        </draw:line>
        <draw:line draw:style-name="gr18" draw:text-style-name="P17" draw:layer="layout" svg:x1="7.48cm" svg:y1="27.846cm" svg:x2="11.316cm" svg:y2="26.779cm">
          <text:p/>
        </draw:line>
        <draw:line draw:style-name="gr19" draw:text-style-name="P17" draw:layer="layout" svg:x1="7.542cm" svg:y1="25.571cm" svg:x2="11.466cm" svg:y2="27.44cm">
          <text:p/>
        </draw:line>
        <draw:line draw:style-name="gr19" draw:text-style-name="P17" draw:layer="layout" svg:x1="7.595cm" svg:y1="26.858cm" svg:x2="11.528cm" svg:y2="27.829cm">
          <text:p/>
        </draw:line>
        <draw:line draw:style-name="gr19" draw:text-style-name="P17" draw:layer="layout" svg:x1="7.533cm" svg:y1="28.172cm" svg:x2="11.581cm" svg:y2="28.164cm">
          <text:p/>
        </draw:line>
        <draw:frame draw:style-name="gr20" draw:text-style-name="P18" draw:layer="layout" svg:width="0.697cm" svg:height="4.175cm" svg:x="2.673cm" svg:y="24.389cm">
          <draw:text-box>
            <text:p text:style-name="P12"><text:span text:style-name="T4">0</text:span></text:p>
            <text:p text:style-name="P12"><text:span text:style-name="T5">1</text:span></text:p>
            <text:p text:style-name="P12"><text:span text:style-name="T6">2</text:span></text:p>
            <text:p text:style-name="P12"><text:span text:style-name="T4">0</text:span></text:p>
            <text:p text:style-name="P12"><text:span text:style-name="T5">1</text:span></text:p>
            <text:p text:style-name="P12"><text:span text:style-name="T6">2</text:span></text:p>
            <text:p text:style-name="P12"><text:span text:style-name="T4">0</text:span></text:p>
            <text:p text:style-name="P12"><text:span text:style-name="T5">1</text:span></text:p>
            <text:p text:style-name="P12"><text:span text:style-name="T6">2</text:span></text:p>
          </draw:text-box>
        </draw:frame>
        <draw:custom-shape draw:style-name="gr21" draw:text-style-name="P19" draw:layer="layout" svg:width="0.278cm" svg:height="1.296cm" svg:x="2.311cm" svg:y="24.46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9" draw:layer="layout" svg:width="0.278cm" svg:height="1.296cm" svg:x="2.311cm" svg:y="25.7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9" draw:layer="layout" svg:width="0.278cm" svg:height="1.323cm" svg:x="2.311cm" svg:y="27.1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8" draw:layer="layout" svg:width="1.587cm" svg:height="3.303cm" svg:x="0.741cm" svg:y="24.775cm">
          <draw:text-box>
            <text:p text:style-name="P12"><text:span text:style-name="T7">Line 0</text:span></text:p>
            <text:p text:style-name="P12"><text:span text:style-name="T7"/></text:p>
            <text:p text:style-name="P12"><text:span text:style-name="T7"/></text:p>
            <text:p text:style-name="P12"><text:span text:style-name="T7">Line 1</text:span></text:p>
            <text:p text:style-name="P12"><text:span text:style-name="T7"/></text:p>
            <text:p text:style-name="P12"><text:span text:style-name="T7"/></text:p>
            <text:p text:style-name="P12"><text:span text:style-name="T7">Line 2</text:span></text:p>
          </draw:text-box>
        </draw:frame>
        <draw:frame draw:style-name="gr23" draw:text-style-name="P13" draw:layer="layout" svg:width="1.525cm" svg:height="1.433cm" svg:x="15.17cm" svg:y="24.433cm">
          <draw:text-box>
            <text:p text:style-name="P12"><text:span text:style-name="T1">Line 0</text:span></text:p>
            <text:p text:style-name="P12"><text:span text:style-name="T1">Line 1</text:span></text:p>
            <text:p text:style-name="P12"><text:span text:style-name="T1">Line 2</text:span></text:p>
          </draw:text-box>
        </draw:frame>
        <draw:frame draw:style-name="gr23" draw:text-style-name="P13" draw:layer="layout" svg:width="1.525cm" svg:height="1.433cm" svg:x="15.171cm" svg:y="25.733cm">
          <draw:text-box>
            <text:p text:style-name="P12"><text:span text:style-name="T1">Line 0</text:span></text:p>
            <text:p text:style-name="P12"><text:span text:style-name="T1">Line 1</text:span></text:p>
            <text:p text:style-name="P12"><text:span text:style-name="T1">Line 2</text:span></text:p>
          </draw:text-box>
        </draw:frame>
        <draw:frame draw:style-name="gr23" draw:text-style-name="P13" draw:layer="layout" svg:width="1.525cm" svg:height="1.433cm" svg:x="15.171cm" svg:y="27.033cm">
          <draw:text-box>
            <text:p text:style-name="P12"><text:span text:style-name="T1">Line 0</text:span></text:p>
            <text:p text:style-name="P12"><text:span text:style-name="T1">Line 1</text:span></text:p>
            <text:p text:style-name="P12"><text:span text:style-name="T1">Line 2</text:span></text:p>
          </draw:text-box>
        </draw:frame>
        <draw:frame draw:style-name="gr24" draw:text-style-name="P20" draw:layer="layout" svg:width="1.34cm" svg:height="0.645cm" svg:x="3.278cm" svg:y="24.803cm">
          <draw:text-box>
            <text:p text:style-name="P12"><text:span text:style-name="T1">CellX</text:span></text:p>
          </draw:text-box>
        </draw:frame>
        <draw:frame draw:style-name="gr25" draw:text-style-name="P20" draw:layer="layout" svg:width="1.336cm" svg:height="0.645cm" svg:x="4.778cm" svg:y="25.203cm">
          <draw:text-box>
            <text:p text:style-name="P12"><text:span text:style-name="T1">CellY</text:span></text:p>
          </draw:text-box>
        </draw:frame>
        <draw:frame draw:style-name="gr26" draw:text-style-name="P20" draw:layer="layout" svg:width="1.319cm" svg:height="0.645cm" svg:x="5.978cm" svg:y="25.703cm">
          <draw:text-box>
            <text:p text:style-name="P12"><text:span text:style-name="T1">CellZ</text:span></text:p>
          </draw:text-box>
        </draw:frame>
      </draw:page>
      <draw:page draw:name="page3" draw:style-name="dp1" draw:master-page-name="Default">
        <office:forms form:automatic-focus="false" form:apply-design-mode="false"/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3.4.2$Windows_X86_64 LibreOffice_project/60da17e045e08f1793c57c00ba83cdfce946d0aa</meta:generator>
    <meta:initial-creator>Vitaly Chipounov</meta:initial-creator>
    <meta:creation-date>2007-06-25T16:18:02</meta:creation-date>
    <dc:date>2020-01-12T18:48:43.273000000</dc:date>
    <dc:language>fr-FR</dc:language>
    <meta:editing-cycles>10</meta:editing-cycles>
    <meta:editing-duration>PT6H10M45S</meta:editing-duration>
    <meta:document-statistic meta:object-count="462"/>
    <meta:user-defined meta:name="Info 1"/>
    <meta:user-defined meta:name="Info 2"/>
    <meta:user-defined meta:name="Info 3"/>
    <meta:user-defined meta:name="Info 4"/>
  </office:meta>
</office:document-meta>
</file>